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italic" fo:font-weight="bold" officeooo:rsid="02d1e734" officeooo:paragraph-rsid="02d1e734" style:font-style-asian="italic" style:font-weight-asian="bold" style:font-style-complex="italic" style:font-weight-complex="bold"/>
    </style:style>
    <style:style style:name="P7" style:family="paragraph" style:parent-style-name="Thesis_5f_body">
      <style:text-properties fo:font-style="italic" style:font-style-asian="italic" style:font-style-complex="italic"/>
    </style:style>
    <style:style style:name="P8" style:family="paragraph" style:parent-style-name="Thesis_5f_body">
      <style:text-properties fo:font-style="normal" fo:font-weight="bold" style:font-style-asian="normal" style:font-weight-asian="bold" style:font-style-complex="normal" style:font-weight-complex="bold"/>
    </style:style>
    <style:style style:name="P9" style:family="paragraph" style:parent-style-name="Thesis_5f_body">
      <style:text-properties officeooo:rsid="016197a2"/>
    </style:style>
    <style:style style:name="P10" style:family="paragraph" style:parent-style-name="Thesis_5f_body">
      <style:text-properties officeooo:paragraph-rsid="01cb876f"/>
    </style:style>
    <style:style style:name="P11" style:family="paragraph" style:parent-style-name="Thesis_5f_body">
      <style:text-properties officeooo:paragraph-rsid="01d1fbc3"/>
    </style:style>
    <style:style style:name="P12" style:family="paragraph" style:parent-style-name="Thesis_5f_body">
      <style:text-properties fo:language="bg" fo:country="BG" officeooo:rsid="020811ef" officeooo:paragraph-rsid="020fa8f2"/>
    </style:style>
    <style:style style:name="P13" style:family="paragraph" style:parent-style-name="Thesis_5f_body">
      <style:text-properties fo:language="bg" fo:country="BG" officeooo:rsid="02216c56" officeooo:paragraph-rsid="02216c56"/>
    </style:style>
    <style:style style:name="P14" style:family="paragraph" style:parent-style-name="Thesis_5f_body">
      <style:paragraph-properties fo:text-align="justify" style:justify-single-word="false"/>
      <style:text-properties fo:language="bg" fo:country="BG" officeooo:rsid="02316f69" officeooo:paragraph-rsid="02316f69"/>
    </style:style>
    <style:style style:name="P15"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16" style:family="paragraph" style:parent-style-name="Thesis_5f_body">
      <style:text-properties fo:language="bg" fo:country="BG" officeooo:rsid="024d3423" officeooo:paragraph-rsid="024d3423" fo:background-color="transparent"/>
    </style:style>
    <style:style style:name="P17" style:family="paragraph" style:parent-style-name="Thesis_5f_body">
      <style:text-properties fo:language="bg" fo:country="BG" officeooo:rsid="0209fc3b" officeooo:paragraph-rsid="02b74a49"/>
    </style:style>
    <style:style style:name="P18" style:family="paragraph" style:parent-style-name="Thesis_5f_body">
      <style:text-properties fo:language="bg" fo:country="BG" officeooo:rsid="020c729a" officeooo:paragraph-rsid="02b74a49"/>
    </style:style>
    <style:style style:name="P19" style:family="paragraph" style:parent-style-name="Thesis_5f_body">
      <style:text-properties fo:language="bg" fo:country="BG" fo:font-style="normal" fo:font-weight="normal" officeooo:rsid="02806b7d" officeooo:paragraph-rsid="02906675" fo:background-color="transparent" style:font-style-asian="normal" style:font-weight-asian="normal" style:font-style-complex="normal" style:font-weight-complex="normal"/>
    </style:style>
    <style:style style:name="P20" style:family="paragraph" style:parent-style-name="Thesis_5f_body">
      <style:text-properties officeooo:rsid="0223c1b4" fo:background-color="#ffff00"/>
    </style:style>
    <style:style style:name="P21" style:family="paragraph" style:parent-style-name="Thesis_5f_body">
      <style:text-properties officeooo:rsid="02d8dab0" officeooo:paragraph-rsid="02d8dab0" fo:background-color="#ffff00"/>
    </style:style>
    <style:style style:name="P22" style:family="paragraph" style:parent-style-name="Thesis_5f_body">
      <style:text-properties officeooo:rsid="03c59137" officeooo:paragraph-rsid="03c5d787" fo:background-color="#ffff00"/>
    </style:style>
    <style:style style:name="P23" style:family="paragraph" style:parent-style-name="Thesis_5f_body">
      <style:text-properties officeooo:rsid="03c59137" officeooo:paragraph-rsid="03c63aa2" fo:background-color="#ffff00"/>
    </style:style>
    <style:style style:name="P24" style:family="paragraph" style:parent-style-name="Thesis_5f_body">
      <style:paragraph-properties fo:text-align="center" style:justify-single-word="false"/>
      <style:text-properties officeooo:rsid="020252a4" officeooo:paragraph-rsid="02301eed"/>
    </style:style>
    <style:style style:name="P25" style:family="paragraph" style:parent-style-name="Thesis_5f_body">
      <style:text-properties officeooo:paragraph-rsid="021c3539"/>
    </style:style>
    <style:style style:name="P26" style:family="paragraph" style:parent-style-name="Thesis_5f_body">
      <style:text-properties officeooo:paragraph-rsid="021eab53"/>
    </style:style>
    <style:style style:name="P27" style:family="paragraph" style:parent-style-name="Thesis_5f_body">
      <style:text-properties officeooo:rsid="02216c56" officeooo:paragraph-rsid="02216c56"/>
    </style:style>
    <style:style style:name="P28" style:family="paragraph" style:parent-style-name="Thesis_5f_body">
      <style:paragraph-properties fo:text-align="start" style:justify-single-word="false"/>
      <style:text-properties officeooo:rsid="022bd978" officeooo:paragraph-rsid="022bd978"/>
    </style:style>
    <style:style style:name="P29" style:family="paragraph" style:parent-style-name="Thesis_5f_body">
      <style:paragraph-properties fo:text-align="center" style:justify-single-word="false"/>
      <style:text-properties officeooo:paragraph-rsid="022bd978"/>
    </style:style>
    <style:style style:name="P30" style:family="paragraph" style:parent-style-name="Thesis_5f_body">
      <style:paragraph-properties fo:text-align="center" style:justify-single-word="false"/>
      <style:text-properties officeooo:paragraph-rsid="0243bddf"/>
    </style:style>
    <style:style style:name="P31" style:family="paragraph" style:parent-style-name="Thesis_5f_body">
      <style:paragraph-properties fo:text-align="center" style:justify-single-word="false"/>
      <style:text-properties officeooo:paragraph-rsid="0388cbe2"/>
    </style:style>
    <style:style style:name="P32" style:family="paragraph" style:parent-style-name="Thesis_5f_body">
      <style:text-properties officeooo:paragraph-rsid="022bd978"/>
    </style:style>
    <style:style style:name="P33" style:family="paragraph" style:parent-style-name="Thesis_5f_body">
      <style:text-properties officeooo:paragraph-rsid="022f01b8"/>
    </style:style>
    <style:style style:name="P34" style:family="paragraph" style:parent-style-name="Thesis_5f_body">
      <style:paragraph-properties fo:text-align="justify" style:justify-single-word="false"/>
      <style:text-properties officeooo:rsid="02032a7d" officeooo:paragraph-rsid="02316f69"/>
    </style:style>
    <style:style style:name="P35" style:family="paragraph" style:parent-style-name="Thesis_5f_body">
      <style:paragraph-properties fo:text-align="justify" style:justify-single-word="false"/>
      <style:text-properties officeooo:rsid="0204e267" officeooo:paragraph-rsid="0237717f"/>
    </style:style>
    <style:style style:name="P36" style:family="paragraph" style:parent-style-name="Thesis_5f_body">
      <style:paragraph-properties fo:text-align="justify" style:justify-single-word="false"/>
      <style:text-properties officeooo:paragraph-rsid="023cb3eb"/>
    </style:style>
    <style:style style:name="P37" style:family="paragraph" style:parent-style-name="Thesis_5f_body">
      <style:paragraph-properties fo:text-align="justify" style:justify-single-word="false"/>
      <style:text-properties officeooo:paragraph-rsid="02407147"/>
    </style:style>
    <style:style style:name="P38" style:family="paragraph" style:parent-style-name="Thesis_5f_body">
      <style:text-properties officeooo:paragraph-rsid="0243bddf"/>
    </style:style>
    <style:style style:name="P39" style:family="paragraph" style:parent-style-name="Thesis_5f_body">
      <style:text-properties officeooo:rsid="02452410" officeooo:paragraph-rsid="02467ba1"/>
    </style:style>
    <style:style style:name="P40" style:family="paragraph" style:parent-style-name="Thesis_5f_body">
      <style:text-properties officeooo:rsid="011e2908" officeooo:paragraph-rsid="021c3539"/>
    </style:style>
    <style:style style:name="P41" style:family="paragraph" style:parent-style-name="Thesis_5f_body">
      <style:text-properties fo:language="ru" fo:country="RU" officeooo:rsid="01f95797" officeooo:paragraph-rsid="0243bddf" fo:background-color="transparent"/>
    </style:style>
    <style:style style:name="P42" style:family="paragraph" style:parent-style-name="Thesis_5f_body">
      <style:text-properties fo:language="ru" fo:country="RU" officeooo:rsid="017b4e5e" officeooo:paragraph-rsid="02c29d7c"/>
    </style:style>
    <style:style style:name="P43" style:family="paragraph" style:parent-style-name="Thesis_5f_body">
      <style:text-properties fo:language="ru" fo:country="RU" fo:font-style="normal" fo:font-weight="normal" officeooo:rsid="02d1e734" fo:background-color="transparent" style:font-style-asian="normal" style:font-weight-asian="normal" style:font-style-complex="normal" style:font-weight-complex="normal"/>
    </style:style>
    <style:style style:name="P44" style:family="paragraph" style:parent-style-name="Thesis_5f_body">
      <style:text-properties fo:language="ru" fo:country="RU" officeooo:rsid="036550c1" officeooo:paragraph-rsid="036550c1"/>
    </style:style>
    <style:style style:name="P45" style:family="paragraph" style:parent-style-name="Thesis_5f_body">
      <style:text-properties fo:language="ru" fo:country="RU" officeooo:rsid="036c88a6" officeooo:paragraph-rsid="03794632"/>
    </style:style>
    <style:style style:name="P46" style:family="paragraph" style:parent-style-name="Thesis_5f_body">
      <style:text-properties fo:language="ru" fo:country="RU" officeooo:rsid="036c88a6" officeooo:paragraph-rsid="038d644c"/>
    </style:style>
    <style:style style:name="P47" style:family="paragraph" style:parent-style-name="Thesis_5f_body">
      <style:text-properties fo:language="ru" fo:country="RU" officeooo:rsid="037b0866" officeooo:paragraph-rsid="037d2b84"/>
    </style:style>
    <style:style style:name="P48" style:family="paragraph" style:parent-style-name="Thesis_5f_body">
      <style:text-properties fo:language="ru" fo:country="RU" officeooo:rsid="0385755b" officeooo:paragraph-rsid="038299cb"/>
    </style:style>
    <style:style style:name="P49" style:family="paragraph" style:parent-style-name="Thesis_5f_body">
      <style:text-properties fo:language="ru" fo:country="RU" officeooo:rsid="03727f09" officeooo:paragraph-rsid="03794632"/>
    </style:style>
    <style:style style:name="P50" style:family="paragraph" style:parent-style-name="Thesis_5f_body">
      <style:text-properties fo:language="ru" fo:country="RU" officeooo:rsid="03807614" officeooo:paragraph-rsid="03807614"/>
    </style:style>
    <style:style style:name="P51" style:family="paragraph" style:parent-style-name="Thesis_5f_body">
      <style:text-properties fo:language="ru" fo:country="RU" officeooo:rsid="038299cb" officeooo:paragraph-rsid="0388cbe2"/>
    </style:style>
    <style:style style:name="P52" style:family="paragraph" style:parent-style-name="Thesis_5f_body">
      <style:text-properties fo:language="ru" fo:country="RU" officeooo:rsid="037fe5df" officeooo:paragraph-rsid="037fe5df"/>
    </style:style>
    <style:style style:name="P53" style:family="paragraph" style:parent-style-name="Thesis_5f_body">
      <style:text-properties fo:language="ru" fo:country="RU" officeooo:rsid="03c63aa2" officeooo:paragraph-rsid="03c63aa2" fo:background-color="#ffff00"/>
    </style:style>
    <style:style style:name="P54" style:family="paragraph" style:parent-style-name="Thesis_5f_body">
      <style:text-properties fo:language="ru" fo:country="RU" officeooo:paragraph-rsid="03afc98f"/>
    </style:style>
    <style:style style:name="P55" style:family="paragraph" style:parent-style-name="Thesis_5f_body">
      <style:paragraph-properties fo:text-align="justify" style:justify-single-word="false"/>
      <style:text-properties style:text-position="0% 100%" fo:language="bg" fo:country="BG" officeooo:rsid="02316f69" officeooo:paragraph-rsid="0237717f"/>
    </style:style>
    <style:style style:name="P56" style:family="paragraph" style:parent-style-name="Thesis_5f_body">
      <style:text-properties officeooo:rsid="0256356d" officeooo:paragraph-rsid="0256356d"/>
    </style:style>
    <style:style style:name="P57" style:family="paragraph" style:parent-style-name="Thesis_5f_body">
      <style:text-properties officeooo:rsid="0223c1b4" officeooo:paragraph-rsid="0262477b"/>
    </style:style>
    <style:style style:name="P58" style:family="paragraph" style:parent-style-name="Thesis_5f_body">
      <style:text-properties officeooo:paragraph-rsid="02647b4a"/>
    </style:style>
    <style:style style:name="P59" style:family="paragraph" style:parent-style-name="Thesis_5f_body">
      <style:text-properties officeooo:paragraph-rsid="02669ddf"/>
    </style:style>
    <style:style style:name="P60" style:family="paragraph" style:parent-style-name="Thesis_5f_body">
      <style:text-properties style:font-name="Times New Roman" fo:language="bg" fo:country="BG" officeooo:rsid="028ea244" officeooo:paragraph-rsid="028fdca1" fo:background-color="transparent"/>
    </style:style>
    <style:style style:name="P61" style:family="paragraph" style:parent-style-name="Thesis_5f_body">
      <style:text-properties style:font-name="Times New Roman" fo:language="bg" fo:country="BG" officeooo:rsid="02902cb0" officeooo:paragraph-rsid="02902cb0" fo:background-color="transparent"/>
    </style:style>
    <style:style style:name="P62" style:family="paragraph" style:parent-style-name="Thesis_5f_body">
      <style:paragraph-properties fo:text-align="center" style:justify-single-word="false"/>
      <style:text-properties style:font-name="Times New Roman" fo:language="bg" fo:country="BG" officeooo:rsid="03807614" officeooo:paragraph-rsid="03807614" style:font-size-asian="10.5pt"/>
    </style:style>
    <style:style style:name="P63" style:family="paragraph" style:parent-style-name="Thesis_5f_body">
      <style:text-properties officeooo:paragraph-rsid="0289f5d1"/>
    </style:style>
    <style:style style:name="P64" style:family="paragraph" style:parent-style-name="Thesis_5f_body">
      <style:text-properties officeooo:paragraph-rsid="02906675"/>
    </style:style>
    <style:style style:name="P65" style:family="paragraph" style:parent-style-name="Thesis_5f_body">
      <style:text-properties officeooo:paragraph-rsid="02a1258a"/>
    </style:style>
    <style:style style:name="P66" style:family="paragraph" style:parent-style-name="Thesis_5f_body">
      <style:text-properties officeooo:paragraph-rsid="02a7c037"/>
    </style:style>
    <style:style style:name="P67" style:family="paragraph" style:parent-style-name="Thesis_5f_body">
      <style:text-properties officeooo:paragraph-rsid="02a85b49"/>
    </style:style>
    <style:style style:name="P68" style:family="paragraph" style:parent-style-name="Thesis_5f_body">
      <style:text-properties officeooo:paragraph-rsid="02c12a72"/>
    </style:style>
    <style:style style:name="P69" style:family="paragraph" style:parent-style-name="Thesis_5f_body">
      <style:text-properties officeooo:paragraph-rsid="02c29d7c"/>
    </style:style>
    <style:style style:name="P70" style:family="paragraph" style:parent-style-name="Thesis_5f_body">
      <style:text-properties officeooo:paragraph-rsid="02d57940"/>
    </style:style>
    <style:style style:name="P71" style:family="paragraph" style:parent-style-name="Thesis_5f_body">
      <style:text-properties officeooo:paragraph-rsid="02da7e72"/>
    </style:style>
    <style:style style:name="P72" style:family="paragraph" style:parent-style-name="Thesis_5f_body">
      <style:text-properties officeooo:rsid="029c96c9" officeooo:paragraph-rsid="029c96c9"/>
    </style:style>
    <style:style style:name="P73" style:family="paragraph" style:parent-style-name="Thesis_5f_body">
      <style:text-properties officeooo:rsid="018178aa" officeooo:paragraph-rsid="02c8c43a"/>
    </style:style>
    <style:style style:name="P74" style:family="paragraph" style:parent-style-name="Thesis_5f_body">
      <style:text-properties officeooo:paragraph-rsid="02e54a67"/>
    </style:style>
    <style:style style:name="P75" style:family="paragraph" style:parent-style-name="Thesis_5f_body">
      <style:text-properties officeooo:paragraph-rsid="02f25e91"/>
    </style:style>
    <style:style style:name="P76" style:family="paragraph" style:parent-style-name="Thesis_5f_body">
      <style:text-properties officeooo:paragraph-rsid="02f29667"/>
    </style:style>
    <style:style style:name="P77" style:family="paragraph" style:parent-style-name="Thesis_5f_body">
      <style:text-properties officeooo:paragraph-rsid="02faf8e9"/>
    </style:style>
    <style:style style:name="P78" style:family="paragraph" style:parent-style-name="Thesis_5f_body">
      <style:text-properties officeooo:rsid="02e54a67" officeooo:paragraph-rsid="02e91078"/>
    </style:style>
    <style:style style:name="P79" style:family="paragraph" style:parent-style-name="Thesis_5f_body">
      <style:text-properties officeooo:paragraph-rsid="01c386a6"/>
    </style:style>
    <style:style style:name="P80" style:family="paragraph" style:parent-style-name="Thesis_5f_body">
      <style:text-properties officeooo:rsid="030ae902" officeooo:paragraph-rsid="030ae902"/>
    </style:style>
    <style:style style:name="P81" style:family="paragraph" style:parent-style-name="Thesis_5f_body">
      <style:text-properties officeooo:rsid="030ae902" officeooo:paragraph-rsid="032ef850"/>
    </style:style>
    <style:style style:name="P82" style:family="paragraph" style:parent-style-name="Thesis_5f_body">
      <style:text-properties officeooo:paragraph-rsid="032ef850"/>
    </style:style>
    <style:style style:name="P83" style:family="paragraph" style:parent-style-name="Thesis_5f_body">
      <style:text-properties officeooo:paragraph-rsid="02b4546d"/>
    </style:style>
    <style:style style:name="P84" style:family="paragraph" style:parent-style-name="Thesis_5f_body">
      <style:text-properties officeooo:paragraph-rsid="0333b87e"/>
    </style:style>
    <style:style style:name="P85" style:family="paragraph" style:parent-style-name="Thesis_5f_body">
      <style:text-properties officeooo:rsid="030dda5f" officeooo:paragraph-rsid="032ef850"/>
    </style:style>
    <style:style style:name="P86" style:family="paragraph" style:parent-style-name="Thesis_5f_body">
      <style:text-properties officeooo:paragraph-rsid="035c13a5"/>
    </style:style>
    <style:style style:name="P87" style:family="paragraph" style:parent-style-name="Thesis_5f_body">
      <style:text-properties officeooo:paragraph-rsid="035dc0ef"/>
    </style:style>
    <style:style style:name="P88" style:family="paragraph" style:parent-style-name="Thesis_5f_body">
      <style:text-properties officeooo:paragraph-rsid="0360605a"/>
    </style:style>
    <style:style style:name="P89" style:family="paragraph" style:parent-style-name="Thesis_5f_body">
      <style:text-properties officeooo:rsid="033916ef" officeooo:paragraph-rsid="033916ef"/>
    </style:style>
    <style:style style:name="P90" style:family="paragraph" style:parent-style-name="Thesis_5f_body">
      <style:text-properties officeooo:rsid="036550c1" officeooo:paragraph-rsid="036550c1"/>
    </style:style>
    <style:style style:name="P91" style:family="paragraph" style:parent-style-name="Thesis_5f_body">
      <style:text-properties officeooo:rsid="02bb9787" officeooo:paragraph-rsid="03667c86"/>
    </style:style>
    <style:style style:name="P92" style:family="paragraph" style:parent-style-name="Thesis_5f_body">
      <style:text-properties officeooo:paragraph-rsid="03807614"/>
    </style:style>
    <style:style style:name="P93" style:family="paragraph" style:parent-style-name="Thesis_5f_body">
      <style:text-properties officeooo:paragraph-rsid="0388cbe2"/>
    </style:style>
    <style:style style:name="P94" style:family="paragraph" style:parent-style-name="Thesis_5f_body">
      <style:text-properties officeooo:paragraph-rsid="03a70dbc"/>
    </style:style>
    <style:style style:name="P95" style:family="paragraph" style:parent-style-name="Thesis_5f_body">
      <style:text-properties officeooo:paragraph-rsid="03b9758b"/>
    </style:style>
    <style:style style:name="P96" style:family="paragraph" style:parent-style-name="Thesis_5f_body">
      <style:text-properties officeooo:rsid="03b9cb28" officeooo:paragraph-rsid="03b9cb28"/>
    </style:style>
    <style:style style:name="P97" style:family="paragraph" style:parent-style-name="Thesis_5f_body">
      <style:text-properties officeooo:rsid="03c59137" officeooo:paragraph-rsid="03c59137"/>
    </style:style>
    <style:style style:name="P98" style:family="paragraph" style:parent-style-name="Table_20_Contents">
      <style:paragraph-properties fo:text-align="center" style:justify-single-word="false"/>
      <style:text-properties style:font-name="Times New Roman" officeooo:rsid="03794632" officeooo:paragraph-rsid="03794632" style:font-size-asian="10.5pt"/>
    </style:style>
    <style:style style:name="P99" style:family="paragraph" style:parent-style-name="Table_20_Contents">
      <style:paragraph-properties fo:text-align="center" style:justify-single-word="false"/>
      <style:text-properties style:font-name="Times New Roman" style:font-size-asian="10.5pt"/>
    </style:style>
    <style:style style:name="P100" style:family="paragraph" style:parent-style-name="Table_20_Contents">
      <style:paragraph-properties fo:text-align="center" style:justify-single-word="false"/>
      <style:text-properties style:font-name="Times New Roman" officeooo:paragraph-rsid="03794632" style:font-size-asian="10.5pt"/>
    </style:style>
    <style:style style:name="P101" style:family="paragraph" style:parent-style-name="Table_20_Contents">
      <style:paragraph-properties fo:text-align="center" style:justify-single-word="false"/>
      <style:text-properties style:font-name="Times New Roman" officeooo:rsid="037d2b84" officeooo:paragraph-rsid="037d2b84" style:font-size-asian="10.5pt"/>
    </style:style>
    <style:style style:name="P102" style:family="paragraph" style:parent-style-name="Table_20_Contents">
      <style:paragraph-properties fo:text-align="center" style:justify-single-word="false"/>
      <style:text-properties style:font-name="Times New Roman" fo:font-weight="bold" officeooo:rsid="037d2b84" officeooo:paragraph-rsid="037d2b84" style:font-size-asian="10.5pt" style:font-weight-asian="bold" style:font-weight-complex="bold"/>
    </style:style>
    <style:style style:name="P103" style:family="paragraph" style:parent-style-name="Table_20_Contents">
      <style:paragraph-properties fo:text-align="center" style:justify-single-word="false"/>
      <style:text-properties style:font-name="Times New Roman" fo:font-style="normal" fo:font-weight="bold" officeooo:rsid="03794632" officeooo:paragraph-rsid="03794632" style:font-size-asian="10.5pt" style:font-style-asian="normal" style:font-weight-asian="bold" style:font-style-complex="normal" style:font-weight-complex="bold"/>
    </style:style>
    <style:style style:name="P104" style:family="paragraph" style:parent-style-name="Table_20_Contents">
      <style:paragraph-properties fo:text-align="center" style:justify-single-word="false"/>
      <style:text-properties style:font-name="Times New Roman" fo:language="bg" fo:country="BG" officeooo:rsid="03807614" officeooo:paragraph-rsid="03807614" style:font-size-asian="10.5pt"/>
    </style:style>
    <style:style style:name="P105" style:family="paragraph" style:parent-style-name="Table_20_Contents">
      <style:paragraph-properties fo:text-align="center" style:justify-single-word="false"/>
      <style:text-properties style:font-name="Times New Roman" fo:language="bg" fo:country="BG" officeooo:rsid="0381094e" officeooo:paragraph-rsid="0381094e" style:font-size-asian="10.5pt"/>
    </style:style>
    <style:style style:name="P106" style:family="paragraph" style:parent-style-name="Table_20_Contents">
      <style:paragraph-properties fo:text-align="center" style:justify-single-word="false"/>
      <style:text-properties style:font-name="Times New Roman" fo:language="bg" fo:country="BG" fo:font-weight="bold" officeooo:rsid="03807614" officeooo:paragraph-rsid="03807614" style:font-size-asian="10.5pt" style:font-weight-asian="bold" style:font-weight-complex="bold"/>
    </style:style>
    <style:style style:name="P107" style:family="paragraph" style:parent-style-name="Thesis_5f_body" style:list-style-name="L29"/>
    <style:style style:name="P108" style:family="paragraph" style:parent-style-name="Thesis_5f_body">
      <style:text-properties officeooo:paragraph-rsid="03c9b2ac"/>
    </style:style>
    <style:style style:name="P109" style:family="paragraph" style:parent-style-name="Thesis_5f_body">
      <style:text-properties officeooo:rsid="03ccd9bc" officeooo:paragraph-rsid="03ccd9bc"/>
    </style:style>
    <style:style style:name="P110" style:family="paragraph" style:parent-style-name="Thesis_5f_body">
      <style:text-properties officeooo:rsid="03d31187" officeooo:paragraph-rsid="03d31187"/>
    </style:style>
    <style:style style:name="P111" style:family="paragraph" style:parent-style-name="Thesis_5f_body">
      <style:text-properties fo:language="ru" fo:country="RU" officeooo:paragraph-rsid="03afc98f"/>
    </style:style>
    <style:style style:name="P112" style:family="paragraph" style:parent-style-name="Thesis_5f_body">
      <style:text-properties fo:language="ru" fo:country="RU" officeooo:rsid="03ccd9bc" officeooo:paragraph-rsid="03d8198b"/>
    </style:style>
    <style:style style:name="P113" style:family="paragraph" style:parent-style-name="Thesis_5f_Heading1" style:list-style-name="L28" style:master-page-name="Thesis_5f_bodyPage">
      <style:paragraph-properties style:page-number="auto"/>
    </style:style>
    <style:style style:name="P114" style:family="paragraph" style:parent-style-name="Thesis_5f_Heading3" style:list-style-name="Thesis_5f_numbering">
      <style:text-properties officeooo:rsid="02226352" officeooo:paragraph-rsid="01da3902"/>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style:text-position="super 58%" officeooo:rsid="030c542f"/>
    </style:style>
    <style:style style:name="T6" style:family="text">
      <style:text-properties style:text-position="super 58%" officeooo:rsid="03290a8b"/>
    </style:style>
    <style:style style:name="T7" style:family="text">
      <style:text-properties style:text-position="super 58%" fo:language="ru" fo:country="RU" officeooo:rsid="0360478b" style:shadow="none"/>
    </style:style>
    <style:style style:name="T8" style:family="text">
      <style:text-properties officeooo:rsid="0223c1b4" fo:background-color="#ffff00" loext:char-shading-value="0"/>
    </style:style>
    <style:style style:name="T9" style:family="text">
      <style:text-properties officeooo:rsid="02b82361" fo:background-color="#ffff00" loext:char-shading-value="0"/>
    </style:style>
    <style:style style:name="T10" style:family="text">
      <style:text-properties officeooo:rsid="030dda5f" fo:background-color="#ffff00" loext:char-shading-value="0"/>
    </style:style>
    <style:style style:name="T11" style:family="text">
      <style:text-properties officeooo:rsid="0322b49a" fo:background-color="#ffff00" loext:char-shading-value="0"/>
    </style:style>
    <style:style style:name="T12" style:family="text">
      <style:text-properties style:text-position="sub 58%" fo:language="en" fo:country="US"/>
    </style:style>
    <style:style style:name="T13" style:family="text">
      <style:text-properties style:text-position="sub 58%" fo:language="en" fo:country="US" style:font-size-asian="10.5pt"/>
    </style:style>
    <style:style style:name="T14" style:family="text">
      <style:text-properties style:text-position="sub 58%" fo:language="ru" fo:country="RU" officeooo:rsid="0114fb40"/>
    </style:style>
    <style:style style:name="T15" style:family="text">
      <style:text-properties style:text-position="sub 58%" officeooo:rsid="030c542f"/>
    </style:style>
    <style:style style:name="T16" style:family="text">
      <style:text-properties style:text-position="sub 58%" officeooo:rsid="03290a8b"/>
    </style:style>
    <style:style style:name="T17" style:family="text">
      <style:text-properties style:text-position="0% 100%" fo:language="ru" fo:country="RU" officeooo:rsid="0114fb40"/>
    </style:style>
    <style:style style:name="T18" style:family="text">
      <style:text-properties style:text-position="0% 100%" fo:language="en" fo:country="US"/>
    </style:style>
    <style:style style:name="T19" style:family="text">
      <style:text-properties style:text-position="0% 100%" fo:language="en" fo:country="US" officeooo:rsid="020572cc"/>
    </style:style>
    <style:style style:name="T20" style:family="text">
      <style:text-properties style:text-position="0% 100%" fo:language="en" fo:country="US" officeooo:rsid="0237717f"/>
    </style:style>
    <style:style style:name="T21" style:family="text">
      <style:text-properties style:text-position="0% 100%" fo:language="en" fo:country="US" officeooo:rsid="023e832c" fo:background-color="transparent" loext:char-shading-value="0"/>
    </style:style>
    <style:style style:name="T22" style:family="text">
      <style:text-properties style:text-position="0% 100%" fo:language="en" fo:country="US" officeooo:rsid="0240b852" fo:background-color="transparent" loext:char-shading-value="0"/>
    </style:style>
    <style:style style:name="T23" style:family="text">
      <style:text-properties style:text-position="0% 100%" fo:language="en" fo:country="US" officeooo:rsid="0240b852"/>
    </style:style>
    <style:style style:name="T24" style:family="text">
      <style:text-properties style:text-position="0% 100%" fo:language="bg" fo:country="BG"/>
    </style:style>
    <style:style style:name="T25" style:family="text">
      <style:text-properties style:text-position="0% 100%" fo:language="bg" fo:country="BG" officeooo:rsid="0204e267"/>
    </style:style>
    <style:style style:name="T26" style:family="text">
      <style:text-properties style:text-position="0% 100%" fo:language="bg" fo:country="BG" officeooo:rsid="020572cc"/>
    </style:style>
    <style:style style:name="T27" style:family="text">
      <style:text-properties style:text-position="0% 100%" fo:language="bg" fo:country="BG" officeooo:rsid="02316f69"/>
    </style:style>
    <style:style style:name="T28" style:family="text">
      <style:text-properties style:text-position="0% 100%" fo:language="bg" fo:country="BG" officeooo:rsid="0237717f"/>
    </style:style>
    <style:style style:name="T29" style:family="text">
      <style:text-properties style:text-position="0% 100%" fo:language="bg" fo:country="BG" officeooo:rsid="023cb3eb"/>
    </style:style>
    <style:style style:name="T30" style:family="text">
      <style:text-properties style:text-position="0% 100%" fo:language="bg" fo:country="BG" officeooo:rsid="020252a4" fo:background-color="transparent" loext:char-shading-value="0"/>
    </style:style>
    <style:style style:name="T31" style:family="text">
      <style:text-properties style:text-position="0% 100%" fo:language="bg" fo:country="BG" officeooo:rsid="023e832c" fo:background-color="transparent" loext:char-shading-value="0"/>
    </style:style>
    <style:style style:name="T32" style:family="text">
      <style:text-properties style:text-position="0% 100%" fo:language="bg" fo:country="BG" officeooo:rsid="024292dc"/>
    </style:style>
    <style:style style:name="T33" style:family="text">
      <style:text-properties style:text-position="0% 100%" style:font-name="Times New Roman" fo:language="en" fo:country="US" officeooo:rsid="02647b4a" fo:background-color="transparent" loext:char-shading-value="0"/>
    </style:style>
    <style:style style:name="T34" style:family="text">
      <style:text-properties style:text-position="0% 100%" style:font-name="Times New Roman" fo:language="en" fo:country="US" officeooo:rsid="024d3423" fo:background-color="transparent" loext:char-shading-value="0"/>
    </style:style>
    <style:style style:name="T35" style:family="text">
      <style:text-properties style:text-position="0% 100%" style:font-name="Times New Roman" fo:language="bg" fo:country="BG" officeooo:rsid="0269e92a" fo:background-color="transparent" loext:char-shading-value="0"/>
    </style:style>
    <style:style style:name="T36" style:family="text">
      <style:text-properties style:text-position="0% 100%" style:font-name="Times New Roman" fo:language="bg" fo:country="BG" officeooo:rsid="026b2712" fo:background-color="transparent" loext:char-shading-value="0"/>
    </style:style>
    <style:style style:name="T37" style:family="text">
      <style:text-properties style:text-position="0% 100%" style:font-name="Times New Roman" fo:language="bg" fo:country="BG" officeooo:rsid="026dfc35" fo:background-color="transparent" loext:char-shading-value="0"/>
    </style:style>
    <style:style style:name="T38" style:family="text">
      <style:text-properties style:text-position="0% 100%" style:font-name="Times New Roman4" fo:language="bg" fo:country="BG" officeooo:rsid="024d3423" fo:background-color="transparent" loext:char-shading-value="0"/>
    </style:style>
    <style:style style:name="T39" style:family="text">
      <style:text-properties officeooo:rsid="01458ba0" fo:background-color="transparent" loext:char-shading-value="0"/>
    </style:style>
    <style:style style:name="T40" style:family="text">
      <style:text-properties officeooo:rsid="011e2908" fo:background-color="transparent" loext:char-shading-value="0"/>
    </style:style>
    <style:style style:name="T41" style:family="text">
      <style:text-properties officeooo:rsid="014ae22a" fo:background-color="transparent" loext:char-shading-value="0"/>
    </style:style>
    <style:style style:name="T42" style:family="text">
      <style:text-properties officeooo:rsid="014c301c" fo:background-color="transparent" loext:char-shading-value="0"/>
    </style:style>
    <style:style style:name="T43" style:family="text">
      <style:text-properties fo:color="#000000" officeooo:rsid="016197a2"/>
    </style:style>
    <style:style style:name="T44" style:family="text">
      <style:text-properties fo:language="ru" fo:country="RU"/>
    </style:style>
    <style:style style:name="T45" style:family="text">
      <style:text-properties fo:language="ru" fo:country="RU" officeooo:rsid="0114fb40"/>
    </style:style>
    <style:style style:name="T46" style:family="text">
      <style:text-properties fo:language="ru" fo:country="RU" officeooo:rsid="011846d8"/>
    </style:style>
    <style:style style:name="T47" style:family="text">
      <style:text-properties fo:language="ru" fo:country="RU" officeooo:rsid="012e22f9"/>
    </style:style>
    <style:style style:name="T48" style:family="text">
      <style:text-properties fo:language="ru" fo:country="RU" officeooo:rsid="012f5c58"/>
    </style:style>
    <style:style style:name="T49" style:family="text">
      <style:text-properties fo:language="ru" fo:country="RU" officeooo:rsid="0132ef5d"/>
    </style:style>
    <style:style style:name="T50" style:family="text">
      <style:text-properties fo:language="ru" fo:country="RU" fo:background-color="transparent" loext:char-shading-value="0"/>
    </style:style>
    <style:style style:name="T51" style:family="text">
      <style:text-properties fo:language="ru" fo:country="RU" officeooo:rsid="01f95797" fo:background-color="transparent" loext:char-shading-value="0"/>
    </style:style>
    <style:style style:name="T52" style:family="text">
      <style:text-properties fo:language="ru" fo:country="RU" officeooo:rsid="0116663d" fo:background-color="transparent" loext:char-shading-value="0"/>
    </style:style>
    <style:style style:name="T53" style:family="text">
      <style:text-properties fo:language="ru" fo:country="RU" officeooo:rsid="02a1258a" fo:background-color="transparent" loext:char-shading-value="0"/>
    </style:style>
    <style:style style:name="T54" style:family="text">
      <style:text-properties fo:language="ru" fo:country="RU" officeooo:rsid="02a43f44" fo:background-color="transparent" loext:char-shading-value="0"/>
    </style:style>
    <style:style style:name="T55" style:family="text">
      <style:text-properties fo:language="ru" fo:country="RU" officeooo:rsid="03018a0e" fo:background-color="transparent" loext:char-shading-value="0"/>
    </style:style>
    <style:style style:name="T56" style:family="text">
      <style:text-properties fo:language="ru" fo:country="RU" officeooo:rsid="0302601a" fo:background-color="transparent" loext:char-shading-value="0"/>
    </style:style>
    <style:style style:name="T57" style:family="text">
      <style:text-properties fo:language="ru" fo:country="RU" officeooo:rsid="0309534b" fo:background-color="transparent" loext:char-shading-value="0"/>
    </style:style>
    <style:style style:name="T58" style:family="text">
      <style:text-properties fo:language="ru" fo:country="RU" officeooo:rsid="03040e44" fo:background-color="transparent" loext:char-shading-value="0"/>
    </style:style>
    <style:style style:name="T59" style:family="text">
      <style:text-properties fo:language="ru" fo:country="RU" officeooo:rsid="0309e951" fo:background-color="transparent" loext:char-shading-value="0"/>
    </style:style>
    <style:style style:name="T60" style:family="text">
      <style:text-properties fo:language="ru" fo:country="RU" officeooo:rsid="0328cc18" fo:background-color="transparent" loext:char-shading-value="0"/>
    </style:style>
    <style:style style:name="T61" style:family="text">
      <style:text-properties fo:language="ru" fo:country="RU" officeooo:rsid="032ae6b5" fo:background-color="transparent" loext:char-shading-value="0"/>
    </style:style>
    <style:style style:name="T62" style:family="text">
      <style:text-properties fo:language="ru" fo:country="RU" officeooo:rsid="0333b87e" fo:background-color="transparent" loext:char-shading-value="0"/>
    </style:style>
    <style:style style:name="T63" style:family="text">
      <style:text-properties fo:language="ru" fo:country="RU" officeooo:rsid="033468b1" fo:background-color="transparent" loext:char-shading-value="0"/>
    </style:style>
    <style:style style:name="T64" style:family="text">
      <style:text-properties fo:language="ru" fo:country="RU" officeooo:rsid="03359499" fo:background-color="transparent" loext:char-shading-value="0"/>
    </style:style>
    <style:style style:name="T65" style:family="text">
      <style:text-properties fo:language="ru" fo:country="RU" officeooo:rsid="03376d89" fo:background-color="transparent" loext:char-shading-value="0"/>
    </style:style>
    <style:style style:name="T66" style:family="text">
      <style:text-properties fo:language="ru" fo:country="RU" officeooo:rsid="033aefb6" fo:background-color="transparent" loext:char-shading-value="0"/>
    </style:style>
    <style:style style:name="T67" style:family="text">
      <style:text-properties fo:language="ru" fo:country="RU" officeooo:rsid="030745f4" fo:background-color="transparent" loext:char-shading-value="0"/>
    </style:style>
    <style:style style:name="T68" style:family="text">
      <style:text-properties fo:language="ru" fo:country="RU" officeooo:rsid="0135215b"/>
    </style:style>
    <style:style style:name="T69" style:family="text">
      <style:text-properties fo:language="ru" fo:country="RU" officeooo:rsid="0179ceb9"/>
    </style:style>
    <style:style style:name="T70" style:family="text">
      <style:text-properties fo:language="ru" fo:country="RU" officeooo:rsid="017b4e5e"/>
    </style:style>
    <style:style style:name="T71" style:family="text">
      <style:text-properties fo:language="ru" fo:country="RU" officeooo:rsid="019e9021"/>
    </style:style>
    <style:style style:name="T72" style:family="text">
      <style:text-properties fo:language="ru" fo:country="RU" officeooo:rsid="019fcfd6"/>
    </style:style>
    <style:style style:name="T73" style:family="text">
      <style:text-properties fo:language="ru" fo:country="RU" officeooo:rsid="01a014c2"/>
    </style:style>
    <style:style style:name="T74" style:family="text">
      <style:text-properties fo:language="ru" fo:country="RU" officeooo:rsid="01a51461"/>
    </style:style>
    <style:style style:name="T75" style:family="text">
      <style:text-properties fo:language="ru" fo:country="RU" officeooo:rsid="01b2cbb3"/>
    </style:style>
    <style:style style:name="T76" style:family="text">
      <style:text-properties fo:language="ru" fo:country="RU" fo:font-style="normal" fo:font-weight="normal" officeooo:rsid="02d1e734" fo:background-color="transparent" loext:char-shading-value="0" style:font-style-asian="normal" style:font-weight-asian="normal" style:font-style-complex="normal" style:font-weight-complex="normal"/>
    </style:style>
    <style:style style:name="T77" style:family="text">
      <style:text-properties fo:language="ru" fo:country="RU" officeooo:rsid="01c386a6"/>
    </style:style>
    <style:style style:name="T78" style:family="text">
      <style:text-properties fo:language="ru" fo:country="RU" officeooo:rsid="01e574b9"/>
    </style:style>
    <style:style style:name="T79" style:family="text">
      <style:text-properties fo:language="ru" fo:country="RU" officeooo:rsid="01e77159"/>
    </style:style>
    <style:style style:name="T80" style:family="text">
      <style:text-properties fo:language="ru" fo:country="RU" officeooo:rsid="01e8fbf5"/>
    </style:style>
    <style:style style:name="T81" style:family="text">
      <style:text-properties fo:language="ru" fo:country="RU" officeooo:rsid="022bd978"/>
    </style:style>
    <style:style style:name="T82" style:family="text">
      <style:text-properties fo:language="ru" fo:country="RU" officeooo:rsid="029d8513"/>
    </style:style>
    <style:style style:name="T83" style:family="text">
      <style:text-properties fo:language="ru" fo:country="RU" officeooo:rsid="029f26c8"/>
    </style:style>
    <style:style style:name="T84" style:family="text">
      <style:text-properties fo:language="ru" fo:country="RU" officeooo:rsid="02a1258a"/>
    </style:style>
    <style:style style:name="T85" style:family="text">
      <style:text-properties fo:language="ru" fo:country="RU" officeooo:rsid="02a38236"/>
    </style:style>
    <style:style style:name="T86" style:family="text">
      <style:text-properties fo:language="ru" fo:country="RU" officeooo:rsid="02a43f44"/>
    </style:style>
    <style:style style:name="T87" style:family="text">
      <style:text-properties fo:language="ru" fo:country="RU" officeooo:rsid="02a5a0fa"/>
    </style:style>
    <style:style style:name="T88" style:family="text">
      <style:text-properties fo:language="ru" fo:country="RU" officeooo:rsid="02bfe583"/>
    </style:style>
    <style:style style:name="T89" style:family="text">
      <style:text-properties fo:language="ru" fo:country="RU" officeooo:rsid="02c12a72"/>
    </style:style>
    <style:style style:name="T90" style:family="text">
      <style:text-properties fo:language="ru" fo:country="RU" officeooo:rsid="02c30232"/>
    </style:style>
    <style:style style:name="T91" style:family="text">
      <style:text-properties fo:language="ru" fo:country="RU" officeooo:rsid="02d1e734"/>
    </style:style>
    <style:style style:name="T92" style:family="text">
      <style:text-properties fo:language="ru" fo:country="RU" officeooo:rsid="02d3b7f0"/>
    </style:style>
    <style:style style:name="T93" style:family="text">
      <style:text-properties fo:language="ru" fo:country="RU" officeooo:rsid="02d57940"/>
    </style:style>
    <style:style style:name="T94" style:family="text">
      <style:text-properties fo:language="ru" fo:country="RU" officeooo:rsid="02d5d240"/>
    </style:style>
    <style:style style:name="T95" style:family="text">
      <style:text-properties fo:language="ru" fo:country="RU" officeooo:rsid="02da7e72"/>
    </style:style>
    <style:style style:name="T96" style:family="text">
      <style:text-properties fo:language="ru" fo:country="RU" officeooo:rsid="02efaeb2"/>
    </style:style>
    <style:style style:name="T97" style:family="text">
      <style:text-properties fo:language="ru" fo:country="RU" officeooo:rsid="02f07443"/>
    </style:style>
    <style:style style:name="T98" style:family="text">
      <style:text-properties fo:language="ru" fo:country="RU" officeooo:rsid="02f25e91"/>
    </style:style>
    <style:style style:name="T99" style:family="text">
      <style:text-properties fo:language="ru" fo:country="RU" officeooo:rsid="02f29667"/>
    </style:style>
    <style:style style:name="T100" style:family="text">
      <style:text-properties fo:language="ru" fo:country="RU" officeooo:rsid="02f45237"/>
    </style:style>
    <style:style style:name="T101" style:family="text">
      <style:text-properties fo:language="ru" fo:country="RU" officeooo:rsid="02f63f3b"/>
    </style:style>
    <style:style style:name="T102" style:family="text">
      <style:text-properties fo:language="ru" fo:country="RU" officeooo:rsid="02f6bb36"/>
    </style:style>
    <style:style style:name="T103" style:family="text">
      <style:text-properties fo:language="ru" fo:country="RU" officeooo:rsid="02f89262"/>
    </style:style>
    <style:style style:name="T104" style:family="text">
      <style:text-properties fo:language="ru" fo:country="RU" officeooo:rsid="02f96f2d"/>
    </style:style>
    <style:style style:name="T105" style:family="text">
      <style:text-properties fo:language="ru" fo:country="RU" officeooo:rsid="02faf8e9"/>
    </style:style>
    <style:style style:name="T106" style:family="text">
      <style:text-properties fo:language="ru" fo:country="RU" officeooo:rsid="02fc9825"/>
    </style:style>
    <style:style style:name="T107" style:family="text">
      <style:text-properties fo:language="ru" fo:country="RU" officeooo:rsid="02fe6b87"/>
    </style:style>
    <style:style style:name="T108" style:family="text">
      <style:text-properties fo:language="ru" fo:country="RU" officeooo:rsid="03018a0e"/>
    </style:style>
    <style:style style:name="T109" style:family="text">
      <style:text-properties fo:language="ru" fo:country="RU" officeooo:rsid="034e5d9d" fo:background-color="#ffff00" loext:char-shading-value="0"/>
    </style:style>
    <style:style style:name="T110" style:family="text">
      <style:text-properties fo:language="ru" fo:country="RU" officeooo:rsid="035dc0ef" fo:background-color="#ffff00" loext:char-shading-value="0"/>
    </style:style>
    <style:style style:name="T111" style:family="text">
      <style:text-properties fo:language="ru" fo:country="RU" officeooo:rsid="035ee637" fo:background-color="#ffff00" loext:char-shading-value="0"/>
    </style:style>
    <style:style style:name="T112" style:family="text">
      <style:text-properties fo:language="ru" fo:country="RU" officeooo:rsid="03afc98f" fo:background-color="#ffff00" loext:char-shading-value="0"/>
    </style:style>
    <style:style style:name="T113" style:family="text">
      <style:text-properties fo:language="ru" fo:country="RU" officeooo:rsid="03c63aa2" fo:background-color="#ffff00" loext:char-shading-value="0"/>
    </style:style>
    <style:style style:name="T114" style:family="text">
      <style:text-properties fo:language="ru" fo:country="RU" officeooo:rsid="03c9b2ac" fo:background-color="#ffff00" loext:char-shading-value="0"/>
    </style:style>
    <style:style style:name="T115" style:family="text">
      <style:text-properties fo:language="ru" fo:country="RU" officeooo:rsid="03bbe83a" fo:background-color="#ffff00" loext:char-shading-value="0"/>
    </style:style>
    <style:style style:name="T116" style:family="text">
      <style:text-properties fo:language="ru" fo:country="RU" officeooo:rsid="03caf9ff" fo:background-color="#ffff00" loext:char-shading-value="0"/>
    </style:style>
    <style:style style:name="T117" style:family="text">
      <style:text-properties fo:language="ru" fo:country="RU" officeooo:rsid="03c7c107" fo:background-color="#ffff00" loext:char-shading-value="0"/>
    </style:style>
    <style:style style:name="T118" style:family="text">
      <style:text-properties fo:language="ru" fo:country="RU" officeooo:rsid="03d73594" fo:background-color="#ffff00" loext:char-shading-value="0"/>
    </style:style>
    <style:style style:name="T119" style:family="text">
      <style:text-properties fo:language="ru" fo:country="RU" officeooo:rsid="0305a991"/>
    </style:style>
    <style:style style:name="T120" style:family="text">
      <style:text-properties fo:language="ru" fo:country="RU" officeooo:rsid="03071805"/>
    </style:style>
    <style:style style:name="T121" style:family="text">
      <style:text-properties fo:language="ru" fo:country="RU" fo:font-style="italic" fo:font-weight="bold" style:font-style-asian="italic" style:font-weight-asian="bold" style:font-style-complex="italic" style:font-weight-complex="bold"/>
    </style:style>
    <style:style style:name="T122" style:family="text">
      <style:text-properties fo:language="ru" fo:country="RU" fo:font-style="italic" fo:font-weight="bold" officeooo:rsid="030ca7ce" style:font-style-asian="italic" style:font-weight-asian="bold" style:font-style-complex="italic" style:font-weight-complex="bold"/>
    </style:style>
    <style:style style:name="T123" style:family="text">
      <style:text-properties fo:language="ru" fo:country="RU" officeooo:rsid="0328cc18"/>
    </style:style>
    <style:style style:name="T124" style:family="text">
      <style:text-properties fo:language="ru" fo:country="RU" officeooo:rsid="032c7896"/>
    </style:style>
    <style:style style:name="T125" style:family="text">
      <style:text-properties fo:language="ru" fo:country="RU" officeooo:rsid="032ef850"/>
    </style:style>
    <style:style style:name="T126" style:family="text">
      <style:text-properties fo:language="ru" fo:country="RU" officeooo:rsid="032f3b89"/>
    </style:style>
    <style:style style:name="T127" style:family="text">
      <style:text-properties fo:language="ru" fo:country="RU" officeooo:rsid="03310ff2"/>
    </style:style>
    <style:style style:name="T128" style:family="text">
      <style:text-properties fo:language="ru" fo:country="RU" officeooo:rsid="0332bc9b"/>
    </style:style>
    <style:style style:name="T129" style:family="text">
      <style:text-properties fo:language="ru" fo:country="RU" officeooo:rsid="0340481b"/>
    </style:style>
    <style:style style:name="T130" style:family="text">
      <style:text-properties fo:language="ru" fo:country="RU" officeooo:rsid="03418fe5"/>
    </style:style>
    <style:style style:name="T131" style:family="text">
      <style:text-properties fo:language="ru" fo:country="RU" officeooo:rsid="034383b3"/>
    </style:style>
    <style:style style:name="T132" style:family="text">
      <style:text-properties fo:language="ru" fo:country="RU" officeooo:rsid="034514af"/>
    </style:style>
    <style:style style:name="T133" style:family="text">
      <style:text-properties fo:language="ru" fo:country="RU" officeooo:rsid="034527f1"/>
    </style:style>
    <style:style style:name="T134" style:family="text">
      <style:text-properties fo:language="ru" fo:country="RU" officeooo:rsid="0346479f"/>
    </style:style>
    <style:style style:name="T135" style:family="text">
      <style:text-properties fo:language="ru" fo:country="RU" officeooo:rsid="03475a6a"/>
    </style:style>
    <style:style style:name="T136" style:family="text">
      <style:text-properties fo:language="ru" fo:country="RU" officeooo:rsid="034a6b9d"/>
    </style:style>
    <style:style style:name="T137" style:family="text">
      <style:text-properties fo:language="ru" fo:country="RU" officeooo:rsid="034c5ca6"/>
    </style:style>
    <style:style style:name="T138" style:family="text">
      <style:text-properties fo:language="ru" fo:country="RU" officeooo:rsid="034da883"/>
    </style:style>
    <style:style style:name="T139" style:family="text">
      <style:text-properties fo:language="ru" fo:country="RU" officeooo:rsid="034dec27"/>
    </style:style>
    <style:style style:name="T140" style:family="text">
      <style:text-properties fo:language="ru" fo:country="RU" officeooo:rsid="034e8eba"/>
    </style:style>
    <style:style style:name="T141" style:family="text">
      <style:text-properties fo:language="ru" fo:country="RU" officeooo:rsid="03511121"/>
    </style:style>
    <style:style style:name="T142" style:family="text">
      <style:text-properties fo:language="ru" fo:country="RU" officeooo:rsid="03526e24"/>
    </style:style>
    <style:style style:name="T143" style:family="text">
      <style:text-properties fo:language="ru" fo:country="RU" officeooo:rsid="035346ee"/>
    </style:style>
    <style:style style:name="T144" style:family="text">
      <style:text-properties fo:language="ru" fo:country="RU" officeooo:rsid="0354c8ca"/>
    </style:style>
    <style:style style:name="T145" style:family="text">
      <style:text-properties fo:language="ru" fo:country="RU" officeooo:rsid="03569bbd"/>
    </style:style>
    <style:style style:name="T146" style:family="text">
      <style:text-properties fo:language="ru" fo:country="RU" officeooo:rsid="0357ea99"/>
    </style:style>
    <style:style style:name="T147" style:family="text">
      <style:text-properties fo:language="ru" fo:country="RU" officeooo:rsid="03597257"/>
    </style:style>
    <style:style style:name="T148" style:family="text">
      <style:text-properties fo:language="ru" fo:country="RU" officeooo:rsid="0359dbe6"/>
    </style:style>
    <style:style style:name="T149" style:family="text">
      <style:text-properties fo:language="ru" fo:country="RU" officeooo:rsid="035aaa4e"/>
    </style:style>
    <style:style style:name="T150" style:family="text">
      <style:text-properties fo:language="ru" fo:country="RU" officeooo:rsid="035c13a5"/>
    </style:style>
    <style:style style:name="T151" style:family="text">
      <style:text-properties fo:language="ru" fo:country="RU" officeooo:rsid="035dc0ef"/>
    </style:style>
    <style:style style:name="T152" style:family="text">
      <style:text-properties fo:language="ru" fo:country="RU" officeooo:rsid="035ee637"/>
    </style:style>
    <style:style style:name="T153" style:family="text">
      <style:text-properties fo:language="ru" fo:country="RU" officeooo:rsid="0360478b"/>
    </style:style>
    <style:style style:name="T154" style:family="text">
      <style:text-properties fo:language="ru" fo:country="RU" officeooo:rsid="0360605a"/>
    </style:style>
    <style:style style:name="T155" style:family="text">
      <style:text-properties fo:language="ru" fo:country="RU" officeooo:rsid="03625f38"/>
    </style:style>
    <style:style style:name="T156" style:family="text">
      <style:text-properties fo:language="ru" fo:country="RU" officeooo:rsid="03658168"/>
    </style:style>
    <style:style style:name="T157" style:family="text">
      <style:text-properties fo:language="ru" fo:country="RU" officeooo:rsid="03667c86"/>
    </style:style>
    <style:style style:name="T158" style:family="text">
      <style:text-properties fo:language="ru" fo:country="RU" officeooo:rsid="0367673a"/>
    </style:style>
    <style:style style:name="T159" style:family="text">
      <style:text-properties fo:language="ru" fo:country="RU" officeooo:rsid="036b4ca2"/>
    </style:style>
    <style:style style:name="T160" style:family="text">
      <style:text-properties fo:language="ru" fo:country="RU" officeooo:rsid="037ea35f"/>
    </style:style>
    <style:style style:name="T161" style:family="text">
      <style:text-properties fo:language="ru" fo:country="RU" officeooo:rsid="037fe5df"/>
    </style:style>
    <style:style style:name="T162" style:family="text">
      <style:text-properties fo:language="ru" fo:country="RU" officeooo:rsid="03807614"/>
    </style:style>
    <style:style style:name="T163" style:family="text">
      <style:text-properties fo:language="ru" fo:country="RU" officeooo:rsid="038299cb"/>
    </style:style>
    <style:style style:name="T164" style:family="text">
      <style:text-properties fo:language="ru" fo:country="RU" officeooo:rsid="0388d214"/>
    </style:style>
    <style:style style:name="T165" style:family="text">
      <style:text-properties fo:language="ru" fo:country="RU" officeooo:rsid="038a2166"/>
    </style:style>
    <style:style style:name="T166" style:family="text">
      <style:text-properties fo:language="ru" fo:country="RU" officeooo:rsid="038ceaa1"/>
    </style:style>
    <style:style style:name="T167" style:family="text">
      <style:text-properties fo:language="ru" fo:country="RU" officeooo:rsid="038d644c"/>
    </style:style>
    <style:style style:name="T168" style:family="text">
      <style:text-properties fo:language="ru" fo:country="RU" officeooo:rsid="038ef1ee"/>
    </style:style>
    <style:style style:name="T169" style:family="text">
      <style:text-properties fo:language="ru" fo:country="RU" officeooo:rsid="0391ac23"/>
    </style:style>
    <style:style style:name="T170" style:family="text">
      <style:text-properties fo:language="ru" fo:country="RU" officeooo:rsid="03935606"/>
    </style:style>
    <style:style style:name="T171" style:family="text">
      <style:text-properties fo:language="ru" fo:country="RU" officeooo:rsid="03946dea"/>
    </style:style>
    <style:style style:name="T172" style:family="text">
      <style:text-properties fo:language="ru" fo:country="RU" officeooo:rsid="039653b7"/>
    </style:style>
    <style:style style:name="T173" style:family="text">
      <style:text-properties fo:language="ru" fo:country="RU" officeooo:rsid="039809e4"/>
    </style:style>
    <style:style style:name="T174" style:family="text">
      <style:text-properties fo:language="ru" fo:country="RU" officeooo:rsid="0398b1a3"/>
    </style:style>
    <style:style style:name="T175" style:family="text">
      <style:text-properties fo:language="ru" fo:country="RU" officeooo:rsid="0399f1ba"/>
    </style:style>
    <style:style style:name="T176" style:family="text">
      <style:text-properties fo:language="ru" fo:country="RU" officeooo:rsid="039ab30e"/>
    </style:style>
    <style:style style:name="T177" style:family="text">
      <style:text-properties fo:language="ru" fo:country="RU" officeooo:rsid="039b0fc6"/>
    </style:style>
    <style:style style:name="T178" style:family="text">
      <style:text-properties fo:language="ru" fo:country="RU" officeooo:rsid="039c5159"/>
    </style:style>
    <style:style style:name="T179" style:family="text">
      <style:text-properties fo:language="ru" fo:country="RU" officeooo:rsid="039dec0e"/>
    </style:style>
    <style:style style:name="T180" style:family="text">
      <style:text-properties fo:language="ru" fo:country="RU" officeooo:rsid="039fbaae"/>
    </style:style>
    <style:style style:name="T181" style:family="text">
      <style:text-properties fo:language="ru" fo:country="RU" officeooo:rsid="03a24917"/>
    </style:style>
    <style:style style:name="T182" style:family="text">
      <style:text-properties fo:language="ru" fo:country="RU" officeooo:rsid="03a40fcd"/>
    </style:style>
    <style:style style:name="T183" style:family="text">
      <style:text-properties fo:language="ru" fo:country="RU" officeooo:rsid="03a52cca"/>
    </style:style>
    <style:style style:name="T184" style:family="text">
      <style:text-properties fo:language="ru" fo:country="RU" officeooo:rsid="03a6fd75"/>
    </style:style>
    <style:style style:name="T185" style:family="text">
      <style:text-properties fo:language="ru" fo:country="RU" officeooo:rsid="03a7ae67"/>
    </style:style>
    <style:style style:name="T186" style:family="text">
      <style:text-properties fo:language="ru" fo:country="RU" officeooo:rsid="03a7ec8e"/>
    </style:style>
    <style:style style:name="T187" style:family="text">
      <style:text-properties fo:language="ru" fo:country="RU" officeooo:rsid="03abe033"/>
    </style:style>
    <style:style style:name="T188" style:family="text">
      <style:text-properties fo:language="ru" fo:country="RU" officeooo:rsid="03add80c"/>
    </style:style>
    <style:style style:name="T189" style:family="text">
      <style:text-properties fo:language="ru" fo:country="RU" officeooo:rsid="03afc98f"/>
    </style:style>
    <style:style style:name="T190" style:family="text">
      <style:text-properties fo:language="ru" fo:country="RU" officeooo:rsid="03b085a8"/>
    </style:style>
    <style:style style:name="T191" style:family="text">
      <style:text-properties fo:language="ru" fo:country="RU" officeooo:rsid="03b22d9a"/>
    </style:style>
    <style:style style:name="T192" style:family="text">
      <style:text-properties fo:language="ru" fo:country="RU" officeooo:rsid="03b24bcb"/>
    </style:style>
    <style:style style:name="T193" style:family="text">
      <style:text-properties fo:language="ru" fo:country="RU" officeooo:rsid="03b32f39"/>
    </style:style>
    <style:style style:name="T194" style:family="text">
      <style:text-properties fo:language="ru" fo:country="RU" officeooo:rsid="03b41447"/>
    </style:style>
    <style:style style:name="T195" style:family="text">
      <style:text-properties fo:language="ru" fo:country="RU" officeooo:rsid="03b494c8"/>
    </style:style>
    <style:style style:name="T196" style:family="text">
      <style:text-properties fo:language="ru" fo:country="RU" officeooo:rsid="03b60106"/>
    </style:style>
    <style:style style:name="T197" style:family="text">
      <style:text-properties fo:language="ru" fo:country="RU" officeooo:rsid="03b6e097"/>
    </style:style>
    <style:style style:name="T198" style:family="text">
      <style:text-properties fo:language="ru" fo:country="RU" officeooo:rsid="03b7f0be"/>
    </style:style>
    <style:style style:name="T199" style:family="text">
      <style:text-properties fo:language="ru" fo:country="RU" officeooo:rsid="03b94247"/>
    </style:style>
    <style:style style:name="T200" style:family="text">
      <style:text-properties fo:language="ru" fo:country="RU" officeooo:rsid="03bdcdb1"/>
    </style:style>
    <style:style style:name="T201" style:family="text">
      <style:text-properties fo:language="ru" fo:country="RU" officeooo:rsid="03bf4941"/>
    </style:style>
    <style:style style:name="T202" style:family="text">
      <style:text-properties fo:language="ru" fo:country="RU" officeooo:rsid="03c147cc"/>
    </style:style>
    <style:style style:name="T203" style:family="text">
      <style:text-properties fo:language="ru" fo:country="RU" officeooo:rsid="03c29331"/>
    </style:style>
    <style:style style:name="T204" style:family="text">
      <style:text-properties fo:language="ru" fo:country="RU" officeooo:rsid="03c346f9"/>
    </style:style>
    <style:style style:name="T205" style:family="text">
      <style:text-properties fo:language="ru" fo:country="RU" officeooo:rsid="03c5d787"/>
    </style:style>
    <style:style style:name="T206" style:family="text">
      <style:text-properties fo:language="ru" fo:country="RU" officeooo:rsid="03c63aa2"/>
    </style:style>
    <style:style style:name="T207" style:family="text">
      <style:text-properties fo:language="ru" fo:country="RU" officeooo:rsid="03ce75e2"/>
    </style:style>
    <style:style style:name="T208" style:family="text">
      <style:text-properties fo:language="ru" fo:country="RU" officeooo:rsid="03d05011"/>
    </style:style>
    <style:style style:name="T209" style:family="text">
      <style:text-properties fo:language="ru" fo:country="RU" officeooo:rsid="03d0afb1"/>
    </style:style>
    <style:style style:name="T210" style:family="text">
      <style:text-properties fo:language="ru" fo:country="RU" officeooo:rsid="03d1ac9b"/>
    </style:style>
    <style:style style:name="T211" style:family="text">
      <style:text-properties fo:language="ru" fo:country="RU" officeooo:rsid="03d259ff"/>
    </style:style>
    <style:style style:name="T212" style:family="text">
      <style:text-properties fo:language="ru" fo:country="RU" officeooo:rsid="03d31187"/>
    </style:style>
    <style:style style:name="T213" style:family="text">
      <style:text-properties fo:language="ru" fo:country="RU" officeooo:rsid="03d361d8"/>
    </style:style>
    <style:style style:name="T214" style:family="text">
      <style:text-properties fo:language="ru" fo:country="RU" officeooo:rsid="03d45610"/>
    </style:style>
    <style:style style:name="T215" style:family="text">
      <style:text-properties fo:language="ru" fo:country="RU" officeooo:rsid="03d599ba"/>
    </style:style>
    <style:style style:name="T216" style:family="text">
      <style:text-properties fo:language="ru" fo:country="RU" officeooo:rsid="03d73594"/>
    </style:style>
    <style:style style:name="T217" style:family="text">
      <style:text-properties fo:language="ru" fo:country="RU" officeooo:rsid="03d812b5"/>
    </style:style>
    <style:style style:name="T218" style:family="text">
      <style:text-properties fo:language="en" fo:country="US"/>
    </style:style>
    <style:style style:name="T219" style:family="text">
      <style:text-properties fo:language="en" fo:country="US" fo:background-color="transparent" loext:char-shading-value="0"/>
    </style:style>
    <style:style style:name="T220" style:family="text">
      <style:text-properties fo:language="en" fo:country="US" officeooo:rsid="01f95797" fo:background-color="transparent" loext:char-shading-value="0"/>
    </style:style>
    <style:style style:name="T221" style:family="text">
      <style:text-properties fo:language="en" fo:country="US" officeooo:rsid="02003a92" fo:background-color="transparent" loext:char-shading-value="0"/>
    </style:style>
    <style:style style:name="T222" style:family="text">
      <style:text-properties fo:language="en" fo:country="US" officeooo:rsid="0232c982" fo:background-color="transparent" loext:char-shading-value="0"/>
    </style:style>
    <style:style style:name="T223" style:family="text">
      <style:text-properties fo:language="en" fo:country="US" officeooo:rsid="023cb3eb" fo:background-color="transparent" loext:char-shading-value="0"/>
    </style:style>
    <style:style style:name="T224" style:family="text">
      <style:text-properties fo:language="en" fo:country="US" officeooo:rsid="0243bddf" fo:background-color="transparent" loext:char-shading-value="0"/>
    </style:style>
    <style:style style:name="T225" style:family="text">
      <style:text-properties fo:language="en" fo:country="US" officeooo:rsid="02467ba1" fo:background-color="transparent" loext:char-shading-value="0"/>
    </style:style>
    <style:style style:name="T226" style:family="text">
      <style:text-properties fo:language="en" fo:country="US" officeooo:rsid="02824caa" fo:background-color="transparent" loext:char-shading-value="0"/>
    </style:style>
    <style:style style:name="T227" style:family="text">
      <style:text-properties fo:language="en" fo:country="US" officeooo:rsid="0282e0e0" fo:background-color="transparent" loext:char-shading-value="0"/>
    </style:style>
    <style:style style:name="T228" style:family="text">
      <style:text-properties fo:language="en" fo:country="US" officeooo:rsid="019bde14"/>
    </style:style>
    <style:style style:name="T229" style:family="text">
      <style:text-properties fo:language="en" fo:country="US" officeooo:rsid="01a15bc4"/>
    </style:style>
    <style:style style:name="T230" style:family="text">
      <style:text-properties fo:language="en" fo:country="US" fo:font-weight="bold" officeooo:rsid="02157838" style:font-weight-asian="bold" style:font-weight-complex="bold"/>
    </style:style>
    <style:style style:name="T231" style:family="text">
      <style:text-properties fo:language="en" fo:country="US" officeooo:rsid="0223c1b4" fo:background-color="#ffff00" loext:char-shading-value="0"/>
    </style:style>
    <style:style style:name="T232" style:family="text">
      <style:text-properties fo:language="en" fo:country="US" officeooo:rsid="02257e6c"/>
    </style:style>
    <style:style style:name="T233" style:family="text">
      <style:text-properties fo:language="en" fo:country="US" officeooo:rsid="022bd978"/>
    </style:style>
    <style:style style:name="T234" style:family="text">
      <style:text-properties fo:language="en" fo:country="US" officeooo:rsid="022f01b8"/>
    </style:style>
    <style:style style:name="T235" style:family="text">
      <style:text-properties fo:language="en" fo:country="US" officeooo:rsid="02433408"/>
    </style:style>
    <style:style style:name="T236" style:family="text">
      <style:text-properties fo:language="en" fo:country="US" officeooo:rsid="03597257"/>
    </style:style>
    <style:style style:name="T237" style:family="text">
      <style:text-properties officeooo:rsid="011e2908"/>
    </style:style>
    <style:style style:name="T238" style:family="text">
      <style:text-properties officeooo:rsid="0120cf33"/>
    </style:style>
    <style:style style:name="T239" style:family="text">
      <style:text-properties officeooo:rsid="0125745b"/>
    </style:style>
    <style:style style:name="T240" style:family="text">
      <style:text-properties officeooo:rsid="0127c0a0"/>
    </style:style>
    <style:style style:name="T241" style:family="text">
      <style:text-properties officeooo:rsid="013042a9"/>
    </style:style>
    <style:style style:name="T242" style:family="text">
      <style:text-properties officeooo:rsid="01314fd3"/>
    </style:style>
    <style:style style:name="T243" style:family="text">
      <style:text-properties officeooo:rsid="01327a68"/>
    </style:style>
    <style:style style:name="T244" style:family="text">
      <style:text-properties officeooo:rsid="0132ef5d"/>
    </style:style>
    <style:style style:name="T245" style:family="text">
      <style:text-properties officeooo:rsid="0135215b"/>
    </style:style>
    <style:style style:name="T246" style:family="text">
      <style:text-properties officeooo:rsid="0137026c"/>
    </style:style>
    <style:style style:name="T247" style:family="text">
      <style:text-properties officeooo:rsid="013a8537"/>
    </style:style>
    <style:style style:name="T248" style:family="text">
      <style:text-properties officeooo:rsid="01458ba0"/>
    </style:style>
    <style:style style:name="T249" style:family="text">
      <style:text-properties officeooo:rsid="0149110c"/>
    </style:style>
    <style:style style:name="T250" style:family="text">
      <style:text-properties officeooo:rsid="01513726"/>
    </style:style>
    <style:style style:name="T251" style:family="text">
      <style:text-properties officeooo:rsid="015deeee"/>
    </style:style>
    <style:style style:name="T252" style:family="text">
      <style:text-properties officeooo:rsid="015fd117"/>
    </style:style>
    <style:style style:name="T253" style:family="text">
      <style:text-properties officeooo:rsid="016197a2"/>
    </style:style>
    <style:style style:name="T254" style:family="text">
      <style:text-properties officeooo:rsid="016536b1"/>
    </style:style>
    <style:style style:name="T255" style:family="text">
      <style:text-properties officeooo:rsid="0167ee2d"/>
    </style:style>
    <style:style style:name="T256" style:family="text">
      <style:text-properties officeooo:rsid="01693abf"/>
    </style:style>
    <style:style style:name="T257" style:family="text">
      <style:text-properties officeooo:rsid="016bef15"/>
    </style:style>
    <style:style style:name="T258" style:family="text">
      <style:text-properties officeooo:rsid="016d48c7"/>
    </style:style>
    <style:style style:name="T259" style:family="text">
      <style:text-properties officeooo:rsid="0182f139"/>
    </style:style>
    <style:style style:name="T260" style:family="text">
      <style:text-properties officeooo:rsid="018b830b"/>
    </style:style>
    <style:style style:name="T261" style:family="text">
      <style:text-properties officeooo:rsid="018bcb40"/>
    </style:style>
    <style:style style:name="T262" style:family="text">
      <style:text-properties officeooo:rsid="018ee703"/>
    </style:style>
    <style:style style:name="T263" style:family="text">
      <style:text-properties officeooo:rsid="018fbbd2"/>
    </style:style>
    <style:style style:name="T264" style:family="text">
      <style:text-properties officeooo:rsid="01a340ae"/>
    </style:style>
    <style:style style:name="T265" style:family="text">
      <style:text-properties officeooo:rsid="01a70fa8"/>
    </style:style>
    <style:style style:name="T266" style:family="text">
      <style:text-properties officeooo:rsid="01a914ff"/>
    </style:style>
    <style:style style:name="T267" style:family="text">
      <style:text-properties fo:font-style="italic" fo:font-weight="bold" style:font-style-asian="italic" style:font-weight-asian="bold" style:font-style-complex="italic" style:font-weight-complex="bold"/>
    </style:style>
    <style:style style:name="T268" style:family="text">
      <style:text-properties fo:font-style="italic" fo:font-weight="bold" officeooo:rsid="01e32c06" style:font-style-asian="italic" style:font-weight-asian="bold" style:font-style-complex="italic" style:font-weight-complex="bold"/>
    </style:style>
    <style:style style:name="T269" style:family="text">
      <style:text-properties fo:font-style="italic" fo:font-weight="bold" officeooo:rsid="0118445e" style:font-style-asian="italic" style:font-weight-asian="bold" style:font-style-complex="italic" style:font-weight-complex="bold"/>
    </style:style>
    <style:style style:name="T270" style:family="text">
      <style:text-properties fo:font-style="italic" officeooo:rsid="030c542f" style:font-style-asian="italic" style:font-style-complex="italic"/>
    </style:style>
    <style:style style:name="T271" style:family="text">
      <style:text-properties fo:font-weight="bold" officeooo:rsid="018ee703" style:font-weight-asian="bold" style:font-weight-complex="bold"/>
    </style:style>
    <style:style style:name="T272" style:family="text">
      <style:text-properties officeooo:rsid="01c9d372"/>
    </style:style>
    <style:style style:name="T273" style:family="text">
      <style:text-properties officeooo:rsid="01cb876f"/>
    </style:style>
    <style:style style:name="T274" style:family="text">
      <style:text-properties officeooo:rsid="01cc512b"/>
    </style:style>
    <style:style style:name="T275" style:family="text">
      <style:text-properties officeooo:rsid="01cdd957"/>
    </style:style>
    <style:style style:name="T276" style:family="text">
      <style:text-properties officeooo:rsid="01d07b47"/>
    </style:style>
    <style:style style:name="T277" style:family="text">
      <style:text-properties officeooo:rsid="01d10d2a"/>
    </style:style>
    <style:style style:name="T278" style:family="text">
      <style:text-properties officeooo:rsid="01d1d041"/>
    </style:style>
    <style:style style:name="T279" style:family="text">
      <style:text-properties officeooo:rsid="01d1fbc3"/>
    </style:style>
    <style:style style:name="T280" style:family="text">
      <style:text-properties fo:language="bg" fo:country="BG"/>
    </style:style>
    <style:style style:name="T281" style:family="text">
      <style:text-properties fo:language="bg" fo:country="BG" fo:background-color="transparent" loext:char-shading-value="0"/>
    </style:style>
    <style:style style:name="T282" style:family="text">
      <style:text-properties fo:language="bg" fo:country="BG" officeooo:rsid="01f4c18c" fo:background-color="transparent" loext:char-shading-value="0"/>
    </style:style>
    <style:style style:name="T283" style:family="text">
      <style:text-properties fo:language="bg" fo:country="BG" officeooo:rsid="01f95797" fo:background-color="transparent" loext:char-shading-value="0"/>
    </style:style>
    <style:style style:name="T284" style:family="text">
      <style:text-properties fo:language="bg" fo:country="BG" officeooo:rsid="01fcab99" fo:background-color="transparent" loext:char-shading-value="0"/>
    </style:style>
    <style:style style:name="T285" style:family="text">
      <style:text-properties fo:language="bg" fo:country="BG" officeooo:rsid="01fe7b53" fo:background-color="transparent" loext:char-shading-value="0"/>
    </style:style>
    <style:style style:name="T286" style:family="text">
      <style:text-properties fo:language="bg" fo:country="BG" officeooo:rsid="020252a4" fo:background-color="transparent" loext:char-shading-value="0"/>
    </style:style>
    <style:style style:name="T287" style:family="text">
      <style:text-properties fo:language="bg" fo:country="BG" officeooo:rsid="020572cc" fo:background-color="transparent" loext:char-shading-value="0"/>
    </style:style>
    <style:style style:name="T288" style:family="text">
      <style:text-properties fo:language="bg" fo:country="BG" officeooo:rsid="02301eed" fo:background-color="transparent" loext:char-shading-value="0"/>
    </style:style>
    <style:style style:name="T289" style:family="text">
      <style:text-properties fo:language="bg" fo:country="BG" officeooo:rsid="02316f69" fo:background-color="transparent" loext:char-shading-value="0"/>
    </style:style>
    <style:style style:name="T290" style:family="text">
      <style:text-properties fo:language="bg" fo:country="BG" officeooo:rsid="0232c982" fo:background-color="transparent" loext:char-shading-value="0"/>
    </style:style>
    <style:style style:name="T291" style:family="text">
      <style:text-properties fo:language="bg" fo:country="BG" officeooo:rsid="02341588" fo:background-color="transparent" loext:char-shading-value="0"/>
    </style:style>
    <style:style style:name="T292" style:family="text">
      <style:text-properties fo:language="bg" fo:country="BG" officeooo:rsid="02349ec8" fo:background-color="transparent" loext:char-shading-value="0"/>
    </style:style>
    <style:style style:name="T293" style:family="text">
      <style:text-properties fo:language="bg" fo:country="BG" officeooo:rsid="0237717f" fo:background-color="transparent" loext:char-shading-value="0"/>
    </style:style>
    <style:style style:name="T294" style:family="text">
      <style:text-properties fo:language="bg" fo:country="BG" officeooo:rsid="02394d68" fo:background-color="transparent" loext:char-shading-value="0"/>
    </style:style>
    <style:style style:name="T295" style:family="text">
      <style:text-properties fo:language="bg" fo:country="BG" officeooo:rsid="023af906" fo:background-color="transparent" loext:char-shading-value="0"/>
    </style:style>
    <style:style style:name="T296" style:family="text">
      <style:text-properties fo:language="bg" fo:country="BG" officeooo:rsid="023cb3eb" fo:background-color="transparent" loext:char-shading-value="0"/>
    </style:style>
    <style:style style:name="T297" style:family="text">
      <style:text-properties fo:language="bg" fo:country="BG" officeooo:rsid="02407147" fo:background-color="transparent" loext:char-shading-value="0"/>
    </style:style>
    <style:style style:name="T298" style:family="text">
      <style:text-properties fo:language="bg" fo:country="BG" officeooo:rsid="0243bddf" fo:background-color="transparent" loext:char-shading-value="0"/>
    </style:style>
    <style:style style:name="T299" style:family="text">
      <style:text-properties fo:language="bg" fo:country="BG" officeooo:rsid="02465153" fo:background-color="transparent" loext:char-shading-value="0"/>
    </style:style>
    <style:style style:name="T300" style:family="text">
      <style:text-properties fo:language="bg" fo:country="BG" officeooo:rsid="02467ba1" fo:background-color="transparent" loext:char-shading-value="0"/>
    </style:style>
    <style:style style:name="T301" style:family="text">
      <style:text-properties fo:language="bg" fo:country="BG" officeooo:rsid="0248c756" fo:background-color="transparent" loext:char-shading-value="0"/>
    </style:style>
    <style:style style:name="T302" style:family="text">
      <style:text-properties fo:language="bg" fo:country="BG" officeooo:rsid="024a6d7c" fo:background-color="transparent" loext:char-shading-value="0"/>
    </style:style>
    <style:style style:name="T303" style:family="text">
      <style:text-properties fo:language="bg" fo:country="BG" officeooo:rsid="024bb53f" fo:background-color="transparent" loext:char-shading-value="0"/>
    </style:style>
    <style:style style:name="T304" style:family="text">
      <style:text-properties fo:language="bg" fo:country="BG" officeooo:rsid="024d3423" fo:background-color="transparent" loext:char-shading-value="0"/>
    </style:style>
    <style:style style:name="T305" style:family="text">
      <style:text-properties fo:language="bg" fo:country="BG" officeooo:rsid="025b1d4b" fo:background-color="transparent" loext:char-shading-value="0"/>
    </style:style>
    <style:style style:name="T306" style:family="text">
      <style:text-properties fo:language="bg" fo:country="BG" officeooo:rsid="025bf00f" fo:background-color="transparent" loext:char-shading-value="0"/>
    </style:style>
    <style:style style:name="T307" style:family="text">
      <style:text-properties fo:language="bg" fo:country="BG" officeooo:rsid="025de409" fo:background-color="transparent" loext:char-shading-value="0"/>
    </style:style>
    <style:style style:name="T308" style:family="text">
      <style:text-properties fo:language="bg" fo:country="BG" officeooo:rsid="025f17c0" fo:background-color="transparent" loext:char-shading-value="0"/>
    </style:style>
    <style:style style:name="T309" style:family="text">
      <style:text-properties fo:language="bg" fo:country="BG" officeooo:rsid="02611361" fo:background-color="transparent" loext:char-shading-value="0"/>
    </style:style>
    <style:style style:name="T310" style:family="text">
      <style:text-properties fo:language="bg" fo:country="BG" officeooo:rsid="02647b4a" fo:background-color="transparent" loext:char-shading-value="0"/>
    </style:style>
    <style:style style:name="T311" style:family="text">
      <style:text-properties fo:language="bg" fo:country="BG" officeooo:rsid="0264a8fa" fo:background-color="transparent" loext:char-shading-value="0"/>
    </style:style>
    <style:style style:name="T312" style:family="text">
      <style:text-properties fo:language="bg" fo:country="BG" officeooo:rsid="0265a99f" fo:background-color="transparent" loext:char-shading-value="0"/>
    </style:style>
    <style:style style:name="T313" style:family="text">
      <style:text-properties fo:language="bg" fo:country="BG" officeooo:rsid="02806b7d" fo:background-color="transparent" loext:char-shading-value="0"/>
    </style:style>
    <style:style style:name="T314" style:family="text">
      <style:text-properties fo:language="bg" fo:country="BG" officeooo:rsid="02824caa" fo:background-color="transparent" loext:char-shading-value="0"/>
    </style:style>
    <style:style style:name="T315" style:family="text">
      <style:text-properties fo:language="bg" fo:country="BG" officeooo:rsid="0282e0e0" fo:background-color="transparent" loext:char-shading-value="0"/>
    </style:style>
    <style:style style:name="T316" style:family="text">
      <style:text-properties fo:language="bg" fo:country="BG" officeooo:rsid="028461dc" fo:background-color="transparent" loext:char-shading-value="0"/>
    </style:style>
    <style:style style:name="T317" style:family="text">
      <style:text-properties fo:language="bg" fo:country="BG" officeooo:rsid="02844bdf" fo:background-color="transparent" loext:char-shading-value="0"/>
    </style:style>
    <style:style style:name="T318" style:family="text">
      <style:text-properties fo:language="bg" fo:country="BG" officeooo:rsid="028c77b8" fo:background-color="transparent" loext:char-shading-value="0"/>
    </style:style>
    <style:style style:name="T319" style:family="text">
      <style:text-properties fo:language="bg" fo:country="BG" officeooo:rsid="028da3c2" fo:background-color="transparent" loext:char-shading-value="0"/>
    </style:style>
    <style:style style:name="T320" style:family="text">
      <style:text-properties fo:language="bg" fo:country="BG" officeooo:rsid="028ea244" fo:background-color="transparent" loext:char-shading-value="0"/>
    </style:style>
    <style:style style:name="T321" style:family="text">
      <style:text-properties fo:language="bg" fo:country="BG" officeooo:rsid="01f6622d"/>
    </style:style>
    <style:style style:name="T322" style:family="text">
      <style:text-properties fo:language="bg" fo:country="BG" officeooo:rsid="020252a4"/>
    </style:style>
    <style:style style:name="T323" style:family="text">
      <style:text-properties fo:language="bg" fo:country="BG" officeooo:rsid="02257e6c"/>
    </style:style>
    <style:style style:name="T324" style:family="text">
      <style:text-properties fo:language="bg" fo:country="BG" officeooo:rsid="022f01b8"/>
    </style:style>
    <style:style style:name="T325" style:family="text">
      <style:text-properties fo:language="bg" fo:country="BG" officeooo:rsid="02301eed"/>
    </style:style>
    <style:style style:name="T326" style:family="text">
      <style:text-properties fo:language="bg" fo:country="BG" officeooo:rsid="02316f69"/>
    </style:style>
    <style:style style:name="T327" style:family="text">
      <style:text-properties fo:language="bg" fo:country="BG" officeooo:rsid="024292dc"/>
    </style:style>
    <style:style style:name="T328" style:family="text">
      <style:text-properties fo:language="bg" fo:country="BG" officeooo:rsid="024e3ff8"/>
    </style:style>
    <style:style style:name="T329" style:family="text">
      <style:text-properties fo:language="bg" fo:country="BG" officeooo:rsid="024f0d3a"/>
    </style:style>
    <style:style style:name="T330" style:family="text">
      <style:text-properties fo:language="bg" fo:country="BG" officeooo:rsid="025806a3"/>
    </style:style>
    <style:style style:name="T331"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32"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333"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334"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335"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336"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337"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338" style:family="text">
      <style:text-properties fo:language="bg" fo:country="BG" officeooo:rsid="02d1e734"/>
    </style:style>
    <style:style style:name="T339"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340"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341"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342" style:family="text">
      <style:text-properties officeooo:rsid="020a01b5"/>
    </style:style>
    <style:style style:name="T343" style:family="text">
      <style:text-properties officeooo:rsid="020fa8f2"/>
    </style:style>
    <style:style style:name="T344" style:family="text">
      <style:text-properties officeooo:rsid="021014ed"/>
    </style:style>
    <style:style style:name="T345" style:family="text">
      <style:text-properties officeooo:rsid="02106492"/>
    </style:style>
    <style:style style:name="T346" style:family="text">
      <style:text-properties officeooo:rsid="02165299"/>
    </style:style>
    <style:style style:name="T347" style:family="text">
      <style:text-properties officeooo:rsid="021eab53"/>
    </style:style>
    <style:style style:name="T348" style:family="text">
      <style:text-properties officeooo:rsid="0221accc"/>
    </style:style>
    <style:style style:name="T349" style:family="text">
      <style:text-properties officeooo:rsid="02226352"/>
    </style:style>
    <style:style style:name="T350" style:family="text">
      <style:text-properties officeooo:rsid="02257e6c"/>
    </style:style>
    <style:style style:name="T351" style:family="text">
      <style:text-properties officeooo:rsid="022ddc5f"/>
    </style:style>
    <style:style style:name="T352" style:family="text">
      <style:text-properties officeooo:rsid="022f01b8"/>
    </style:style>
    <style:style style:name="T353" style:family="text">
      <style:text-properties style:font-name="Times New Roman4" fo:language="bg" fo:country="BG" officeooo:rsid="024d3423" fo:background-color="transparent" loext:char-shading-value="0"/>
    </style:style>
    <style:style style:name="T354" style:family="text">
      <style:text-properties style:font-name="Times New Roman4" fo:language="bg" fo:country="BG" officeooo:rsid="02647b4a" fo:background-color="transparent" loext:char-shading-value="0"/>
    </style:style>
    <style:style style:name="T355" style:family="text">
      <style:text-properties style:font-name="Times New Roman" fo:language="bg" fo:country="BG" officeooo:rsid="024d3423" fo:background-color="transparent" loext:char-shading-value="0"/>
    </style:style>
    <style:style style:name="T356" style:family="text">
      <style:text-properties style:font-name="Times New Roman" fo:language="bg" fo:country="BG" officeooo:rsid="02647b4a" fo:background-color="transparent" loext:char-shading-value="0"/>
    </style:style>
    <style:style style:name="T357" style:family="text">
      <style:text-properties style:font-name="Times New Roman" fo:language="bg" fo:country="BG" officeooo:rsid="02669ddf" fo:background-color="transparent" loext:char-shading-value="0"/>
    </style:style>
    <style:style style:name="T358" style:family="text">
      <style:text-properties style:font-name="Times New Roman" fo:language="bg" fo:country="BG" officeooo:rsid="026838fc" fo:background-color="transparent" loext:char-shading-value="0"/>
    </style:style>
    <style:style style:name="T359" style:family="text">
      <style:text-properties style:font-name="Times New Roman" fo:language="bg" fo:country="BG" officeooo:rsid="0269e92a" fo:background-color="transparent" loext:char-shading-value="0"/>
    </style:style>
    <style:style style:name="T360" style:family="text">
      <style:text-properties style:font-name="Times New Roman" fo:language="bg" fo:country="BG" officeooo:rsid="026b2712" fo:background-color="transparent" loext:char-shading-value="0"/>
    </style:style>
    <style:style style:name="T361" style:family="text">
      <style:text-properties style:font-name="Times New Roman" fo:language="bg" fo:country="BG" officeooo:rsid="026dfc35" fo:background-color="transparent" loext:char-shading-value="0"/>
    </style:style>
    <style:style style:name="T362" style:family="text">
      <style:text-properties style:font-name="Times New Roman" fo:language="bg" fo:country="BG" officeooo:rsid="026fab51" fo:background-color="transparent" loext:char-shading-value="0"/>
    </style:style>
    <style:style style:name="T363" style:family="text">
      <style:text-properties style:font-name="Times New Roman" fo:language="bg" fo:country="BG" officeooo:rsid="02714d7a" fo:background-color="transparent" loext:char-shading-value="0"/>
    </style:style>
    <style:style style:name="T364" style:family="text">
      <style:text-properties style:font-name="Times New Roman" fo:language="bg" fo:country="BG" officeooo:rsid="0272886e" fo:background-color="#ffff00" loext:char-shading-value="0"/>
    </style:style>
    <style:style style:name="T365" style:family="text">
      <style:text-properties style:font-name="Times New Roman" fo:language="bg" fo:country="BG" officeooo:rsid="02a5e8ab" style:font-size-asian="10.5pt"/>
    </style:style>
    <style:style style:name="T366" style:family="text">
      <style:text-properties style:font-name="Times New Roman" fo:language="en" fo:country="US" officeooo:rsid="02714d7a" fo:background-color="transparent" loext:char-shading-value="0"/>
    </style:style>
    <style:style style:name="T367" style:family="text">
      <style:text-properties fo:font-variant="normal" fo:text-transform="none" style:text-position="0% 100%" fo:font-style="normal" style:text-underline-style="none" fo:font-weight="normal"/>
    </style:style>
    <style:style style:name="T368" style:family="text">
      <style:text-properties officeooo:rsid="0254f986"/>
    </style:style>
    <style:style style:name="T369"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70" style:family="text">
      <style:text-properties fo:color="#009933" officeooo:rsid="0296cb70"/>
    </style:style>
    <style:style style:name="T371" style:family="text">
      <style:text-properties fo:color="#009933" fo:language="ru" fo:country="RU" officeooo:rsid="0309e951" fo:background-color="transparent" loext:char-shading-value="0"/>
    </style:style>
    <style:style style:name="T372" style:family="text">
      <style:text-properties fo:color="#009933" officeooo:rsid="030c542f"/>
    </style:style>
    <style:style style:name="T373" style:family="text">
      <style:text-properties officeooo:rsid="028fdca1"/>
    </style:style>
    <style:style style:name="T374" style:family="text">
      <style:text-properties officeooo:rsid="029210c9"/>
    </style:style>
    <style:style style:name="T375" style:family="text">
      <style:text-properties officeooo:rsid="0294d9bb"/>
    </style:style>
    <style:style style:name="T376" style:family="text">
      <style:text-properties officeooo:rsid="0296cb70"/>
    </style:style>
    <style:style style:name="T377" style:family="text">
      <style:text-properties officeooo:rsid="02a5e8ab"/>
    </style:style>
    <style:style style:name="T378" style:family="text">
      <style:text-properties officeooo:rsid="02ae2b29"/>
    </style:style>
    <style:style style:name="T379" style:family="text">
      <style:text-properties officeooo:rsid="02ae4f30"/>
    </style:style>
    <style:style style:name="T380" style:family="text">
      <style:text-properties officeooo:rsid="02b0055a"/>
    </style:style>
    <style:style style:name="T381" style:family="text">
      <style:text-properties officeooo:rsid="02b74a49"/>
    </style:style>
    <style:style style:name="T382" style:family="text">
      <style:text-properties fo:font-style="normal" fo:font-weight="bold" style:font-style-asian="normal" style:font-weight-asian="bold" style:font-style-complex="normal" style:font-weight-complex="bold"/>
    </style:style>
    <style:style style:name="T383" style:family="text">
      <style:text-properties fo:font-style="normal" fo:font-weight="bold" officeooo:rsid="013a61e8" style:font-style-asian="normal" style:font-weight-asian="bold" style:font-style-complex="normal" style:font-weight-complex="bold"/>
    </style:style>
    <style:style style:name="T384" style:family="text">
      <style:text-properties fo:font-style="normal" fo:font-weight="bold" officeooo:rsid="02ba0ad9" style:font-style-asian="normal" style:font-weight-asian="bold" style:font-style-complex="normal" style:font-weight-complex="bold"/>
    </style:style>
    <style:style style:name="T385" style:family="text">
      <style:text-properties officeooo:rsid="02bc6748"/>
    </style:style>
    <style:style style:name="T386" style:family="text">
      <style:text-properties officeooo:rsid="02c36bef"/>
    </style:style>
    <style:style style:name="T387" style:family="text">
      <style:text-properties officeooo:rsid="02cec7d8"/>
    </style:style>
    <style:style style:name="T388" style:family="text">
      <style:text-properties officeooo:rsid="02cf3d48"/>
    </style:style>
    <style:style style:name="T389" style:family="text">
      <style:text-properties officeooo:rsid="02d0d77c"/>
    </style:style>
    <style:style style:name="T390" style:family="text">
      <style:text-properties officeooo:rsid="02d1e734"/>
    </style:style>
    <style:style style:name="T391" style:family="text">
      <style:text-properties officeooo:rsid="02d84c28"/>
    </style:style>
    <style:style style:name="T392" style:family="text">
      <style:text-properties officeooo:rsid="02dc6837"/>
    </style:style>
    <style:style style:name="T393" style:family="text">
      <style:text-properties officeooo:rsid="02dd60a1"/>
    </style:style>
    <style:style style:name="T394" style:family="text">
      <style:text-properties officeooo:rsid="030c542f"/>
    </style:style>
    <style:style style:name="T395" style:family="text">
      <style:text-properties officeooo:rsid="030ca7ce"/>
    </style:style>
    <style:style style:name="T396" style:family="text">
      <style:text-properties officeooo:rsid="030dda5f"/>
    </style:style>
    <style:style style:name="T397" style:family="text">
      <style:text-properties officeooo:rsid="0322b49a"/>
    </style:style>
    <style:style style:name="T398" style:family="text">
      <style:text-properties officeooo:rsid="037001e3"/>
    </style:style>
    <style:style style:name="T399" style:family="text">
      <style:text-properties officeooo:rsid="03727f09"/>
    </style:style>
    <style:style style:name="T400" style:family="text">
      <style:text-properties officeooo:rsid="0373efca"/>
    </style:style>
    <style:style style:name="T401" style:family="text">
      <style:text-properties officeooo:rsid="037538a4"/>
    </style:style>
    <style:style style:name="T402" style:family="text">
      <style:text-properties officeooo:rsid="03794632"/>
    </style:style>
    <style:style style:name="T403" style:family="text">
      <style:text-properties officeooo:rsid="0379c197"/>
    </style:style>
    <style:style style:name="T404" style:family="text">
      <style:text-properties officeooo:rsid="037dc8f9"/>
    </style:style>
    <style:style style:name="T405" style:family="text">
      <style:text-properties officeooo:rsid="038299cb"/>
    </style:style>
    <style:style style:name="T406" style:family="text">
      <style:text-properties officeooo:rsid="038bad68"/>
    </style:style>
    <style:style style:name="T407" style:family="text">
      <style:text-properties officeooo:rsid="038d644c"/>
    </style:style>
    <style:style style:name="T408" style:family="text">
      <style:text-properties officeooo:rsid="03bab988"/>
    </style:style>
    <style:style style:name="T409" style:family="text">
      <style:text-properties officeooo:rsid="03b22d9a"/>
    </style:style>
    <style:style style:name="T41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fo:padding="0.002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585811463069457652" text:style-name="L28">
        <text:list-item>
          <text:p text:style-name="P113"><text:bookmark-start text:name="__RefHeading__6520_970456079"/>Материали и методи<text:bookmark-end text:name="__RefHeading__6520_970456079"/></text:p>
        </text:list-item>
      </text:list>
      <text:list xml:id="list8732254516453891740"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250">задачи </text:span>на тази дисертация е <text:span text:style-name="T250">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250">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250">беше разработена следната схема на пробонабиране</text:span><office:annotation office:name="__Fieldmark__13502_119404090"><dc:creator>K </dc:creator><dc:date>2015-12-14T14:28:00</dc:date><text:list text:style-name=""><text:list-item><text:p>оправи картите!</text:p></text:list-item></text:list></office:annotation><text:span text:style-name="T250">. </text:span><office:annotation-end office:name="__Fieldmark__13502_119404090"/></text:p>
      <text:list xml:id="list170433078797002" text:continue-list="list8732254516453891740"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252">(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257">И</text:span>зследвани <text:span text:style-name="T257">бяха </text:span>три полета от морски треви и съседните пясъчни субстрати. Станциите <text:span text:style-name="T258">на пробовзимане (</text:span><text:sequence-ref text:reference-format="category-and-value" text:ref-name="refФиг.0">Фиг. 1</text:sequence-ref><text:span text:style-name="T258">)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256">па</text:span>дни води, <text:span text:style-name="T251">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16.002cm" draw:z-index="3"><draw:text-box fo:min-height="11.996cm"><text:p text:style-name="Thesis_5f_caption">Фиг. <text:sequence text:ref-name="refФиг.0" text:name="Фиг." text:formula="ooow:Фиг.+1" style:num-format="1">1</text:sequence>. Станции <text:span text:style-name="T255">за пробонабиране </text:span>в Созополския залив (2012 г.). С червена стрелка е отбелязано местоположението на <text:span text:style-name="T272">източника на непречистени отпадни води</text:span> на град Созопол.</text:p></draw:text-box></draw:frame><text:soft-page-break/></text:p>
      <text:p text:style-name="P10"><text:span text:style-name="T273">В</text:span>ъв вътрешността на всяко <text:span text:style-name="T273">от трите</text:span> поле<text:span text:style-name="T273">та от морски треви от р. Zostera в залива</text:span> бяха избрани <text:span text:style-name="T274">по </text:span>две станции. <text:span text:style-name="T275">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70432564502005"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253">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253">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253">разгледани предните два типа местообитания в крайбрежната зона (морски треви и пясъци) (</text:span><text:span text:style-name="T43"><text:sequence-ref text:reference-format="category-and-value" text:ref-name="refФиг.1">Фиг. 2</text:sequence-ref></text:span><text:span text:style-name="T253">). <text:s text:c="2"/></text:span></text:p>
      <text:p text:style-name="Thesis_5f_body"><draw:frame draw:style-name="fr1" draw:name="Frame6" text:anchor-type="paragraph" svg:width="16.002cm" draw:z-index="2"><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list text:style-name=""><text:list-item><text:p>Ропотамо?</text:p></text:list-item></text:list></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9">Във всяко от полетата от морски треви беше избрана само по една станция, за да могат да бъдат <text:span text:style-name="T276">изследвани</text:span> повече полета. От станции Пода, Отманли и Градина бяха събрани <text:span text:style-name="T277">зообентосни </text:span>проби през 2013 и 2014 г.; от станция Ропотамо – <text:span text:style-name="T278">само </text:span>през 2013 г., а от станция Вромос – <text:span text:style-name="T278">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254">а през 2014 г. - едно пробонабиране (юли)</text:span>.</text:p>
      <text:list xml:id="list170433584232969" text:continue-list="list170432564502005"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25"><text:span text:style-name="T237">Полевите изследвания за тази дисертация бяха проведени в периода 2012-2014 г. Пробите бяха събирани в рамките на </text:span><text:span text:style-name="T40">проект </text:span><text:span text:style-name="T42">„</text:span><text:span text:style-name="T41">PERSEUS - </text:span>Стратегически изследвания на морската среда в южните европейски морета“, <text:span text:style-name="T249">ф</text:span>инансиран от Седма Рамкова програма на ЕС<text:span text:style-name="T40">. </text:span></text:p>
      <text:p text:style-name="P40">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p>
      <text:p text:style-name="P11">П<text:span text:style-name="T279">о време на пилотното изследване в Созополски залив п</text:span>рез 2012 г. <text:span text:style-name="T279">беше изпробвана методичната схема на пробонабиране</text:span>. <text:span text:style-name="T248">Събрани бяха зообентосни проби от полета морски треви и от съседните пясъчни местообитания по схемата, описана в т. </text:span><text:span text:style-name="T248"><text:bookmark-ref text:reference-format="number" text:ref-name="__RefHeading__1723_913202925">1.1.1.1</text:bookmark-ref></text:span><text:span text:style-name="T39">.</text:span><text:span text:style-name="T248"> </text:span></text:p>
      <text:p text:style-name="Thesis_5f_body">През 2013-2014 г. <text:span text:style-name="T279">бяха събирани проби в рамките на Големия Бургаски залив от същите два типа местообитания по схемата, описана в т. </text:span><text:span text:style-name="T279"><text:bookmark-ref text:reference-format="number" text:ref-name="__RefHeading__1725_913202925">1.1.1.2</text:bookmark-ref></text:span><text:span text:style-name="T279">. </text:span></text:p>
      <text:p text:style-name="Thesis_5f_body"><text:span text:style-name="T237">Събрани и обработени бяха общо 134</text:span><text:span text:style-name="T40"> </text:span><text:span text:style-name="T237">количествени зообентосни проби от плитката крайбрежна зона (</text:span><office:annotation office:name="__Annotation__1836_1828351701"><dc:creator>Unknown Author</dc:creator><dc:date>2016-08-04T09:53:16</dc:date><text:list text:style-name=""><text:list-item><text:p>Може би по някакъв друг начин да се каже, защото реално са 54 проби от пясък + 32 от треви + 48 от 2012 – и треви, и пясък..</text:p></text:list-item></text:list></office:annotation><text:span text:style-name="T237">56 от полетата от морски треви и 78 от пясъчните местообитания</text:span><office:annotation-end office:name="__Annotation__1836_1828351701"/><text:span text:style-name="T237">).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237">(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237">,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237">(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237">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237">(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237">.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237">(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237">. Тъй като това е основна задача на тази дисертация, използваният метод на пробонабиране е подходящ за целта.</text:span></text:p>
      <text:p text:style-name="Thesis_5f_body"><text:span text:style-name="T237">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23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347">бяха</text:span> отдел<text:span text:style-name="T347">яни</text:span> от седимента чрез промиване на малки порции от пробата през сито с диаметър на окото 0.5 mm, след което <text:span text:style-name="T347">бяха</text:span> фиксира<text:span text:style-name="T347">ни</text:span> с 10% разтвор на формалдехид в морска вода. </text:p>
      <text:p text:style-name="P26"><text:span text:style-name="T23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3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3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3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3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3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3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3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39">.</text:span></text:p>
      <text:p text:style-name="Thesis_5f_body"><text:span text:style-name="T240">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240">. </text:span></text:p>
      <text:p text:style-name="Thesis_5f_body"><text:span text:style-name="T24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24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240">. Биомасата на всеки вид също беше преизчислена за 1 m</text:span><text:span text:style-name="T2">2</text:span><text:span text:style-name="T240">. </text:span></text:p>
      <text:p text:style-name="P27">Тези основни параметри на макрозообентосните съобщества <text:span text:style-name="T280">бяха</text:span><text:span text:style-name="T44"> използва</text:span><text:span text:style-name="T280">ни </text:span><text:span text:style-name="T44">за </text:span><text:span text:style-name="T280">характеризиране на тяхното биоразнообразие, както и за </text:span><text:span text:style-name="T44">изчисляването на индекси</text:span><text:span text:style-name="T280">те</text:span><text:span text:style-name="T44"> за екологично качество на средата.</text:span></text:p>
      <text:list xml:id="list170431803286467" text:continue-list="list170433584232969"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348">зона; от друга – характеризиране на екологичното им състояние по смисъла на европейските директиви, свързани с морската околна среда. За тази цел върху събраните данни бяха приложени различни типове статистически анализи.</text:span></text:p>
      <text:list xml:id="list170432440304517" text:continue-list="list170431803286467" text:style-name="Thesis_5f_numbering">
        <text:list-item>
          <text:list>
            <text:list-item>
              <text:list>
                <text:list-item>
                  <text:list>
                    <text:list-item text:start-value="1">
                      <text:p text:style-name="P114"><text:bookmark-start text:name="__RefHeading__13188_1543247252"/><text:soft-page-break/>Методи за характеристика на биоразнообразието на макрозообентосните съобщества <text:bookmark-end text:name="__RefHeading__13188_1543247252"/></text:p>
                    </text:list-item>
                  </text:list>
                </text:list-item>
              </text:list>
            </text:list-item>
          </text:list>
        </text:list-item>
      </text:list>
      <text:p text:style-name="P12"><text:span text:style-name="T349">Върху събраните данни бяха приложени </text:span>обективни методи за оценка на биоразнообразието, <text:span text:style-name="T349">които </text:span>се използват <text:span text:style-name="T349">рутинно </text:span>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text:span text:style-name="T349">и/</text:span>или във времето. Терминът „разнообразие“ обикновено <text:span text:style-name="T34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49">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7">Оценк<text:span text:style-name="T344">а</text:span>та на биоразнообразието се основава на 3 допускания. <text:span text:style-name="T381">Първото е, че </text:span>всички видове са равни: не се прави разлика между отделните видове – многобройните и редките видове имат еднаква тежест в изчисленията <text:span text:style-name="T349">на индексите</text:span>. Относителната пропорция (численост) на един вид в <text:span text:style-name="T342">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span></text:p>
      <text:p text:style-name="P18">Индексите за таксономично и функционално разнообразие <text:span text:style-name="T345">обаче </text:span>не <text:span text:style-name="T349">правят тези допускания: при тях таксономичната идентичност на </text:span>видове<text:span text:style-name="T349">те</text:span> <text:span text:style-name="T349">е от значение</text:span>.</text:p>
      <text:p text:style-name="P18"><text:span text:style-name="T381">Третот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p text:style-name="Thesis_5f_body"><text:span text:style-name="T9">Следва </text:span><text:span text:style-name="T8">описани</text:span><text:span text:style-name="T9">е</text:span><text:span text:style-name="T8"> </text:span><text:span text:style-name="T9">на основните принципи и особености на</text:span><text:span text:style-name="T8"> методите, приложени в настоящето изследване. Пълно представяне на различните методи за оценка на биоразнообразието има например в </text:span><text:span text:style-name="T231">Magurran</text:span><text:span text:style-name="T8"> </text:span><text:reference-mark-start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8">(2004)</text:span><text:reference-mark-end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8">.</text:span></text:p>
      <text:p text:style-name="P20"/>
      <text:p text:style-name="Thesis_5f_body"><text:span text:style-name="T268">Индекси за биоразнообразие</text:span> <text:s/></text:p>
      <text:p text:style-name="P57">Видовото богатство (<text:span text:style-name="T218">species richness, S</text:span>) може да се приеме като най-простия индекс за биоразнообразие. Представлява <text:span text:style-name="T350">общият брой различни видове в пробата или </text:span><text:soft-page-break/><text:span text:style-name="T350">съобществото. Зависи силно от размера на пробата, както и от броя събрани проби. Съществуват индекси за видово богатство (напр. </text:span><text:span text:style-name="T232">d </text:span><text:span text:style-name="T323">на </text:span><text:span text:style-name="T232">Margalef</text:span><text:span text:style-name="T350">),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368">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79">индексът </text:span><text:span text:style-name="T81">на </text:span><text:span text:style-name="T233">Shannon</text:span><text:span text:style-name="T81">-</text:span><text:span text:style-name="T233">W</text:span><text:span text:style-name="T229">iene</text:span><text:span text:style-name="T228">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228">(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81">:</text:span></text:p>
      <text:p text:style-name="P32"/>
      <text:p text:style-name="P29"><draw:frame draw:style-name="fr5" draw:name="Object5" text:anchor-type="as-char" svg:y="-0.439cm" svg:width="3.886cm" svg:height="0.594cm" draw:z-index="4"><draw:object xlink:href="./Object 5" xlink:type="simple" xlink:show="embed" xlink:actuate="onLoad"/><draw:image xlink:href="./ObjectReplacements/Object 5" xlink:type="simple" xlink:show="embed" xlink:actuate="onLoad"/><svg:desc>formula</svg:desc></draw:frame></text:p>
      <text:p text:style-name="P56">където:</text:p>
      <text:p text:style-name="P28"><text:span text:style-name="T218">p</text:span><text:span text:style-name="T13">i</text:span><text:span text:style-name="T44"> = </text:span>n<text:span text:style-name="T12">i </text:span><text:span text:style-name="T44">/ </text:span>N<text:span text:style-name="T44"> – пропорция на индивидите от вида </text:span><text:span text:style-name="T218">i</text:span><text:span text:style-name="T44"> в пробата <text:line-break/></text:span><text:span text:style-name="T218">n</text:span><text:span text:style-name="T12">i</text:span><text:span text:style-name="T14"> </text:span><text:span text:style-name="T17">-</text:span><text:span text:style-name="T44"> брой индивиди от вида </text:span>i<text:span text:style-name="T44"> в пробата <text:line-break/></text:span><text:span text:style-name="T218">N</text:span><text:span text:style-name="T44"> </text:span><text:span text:style-name="T45">- </text:span><text:span text:style-name="T44">общ брой индивиди от всички видове в пробата</text:span></text:p>
      <text:p text:style-name="Thesis_5f_body"/>
      <text:p text:style-name="Thesis_5f_body"><text:span text:style-name="T324">В</text:span><text:span text:style-name="T321"> екологичните изследвания </text:span><text:span text:style-name="T78">най-често </text:span><text:span text:style-name="T44">се използва основа 2 </text:span><text:span text:style-name="T324">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24">(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4">; </text:span><text:span text:style-name="T78">тази основа е използвана и в настоящето изследване.</text:span><text:span text:style-name="T80"> </text:span></text:p>
      <text:p text:style-name="P33"><text:span text:style-name="T234">H’</text:span><text:span text:style-name="T351">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327">несигурността при</text:span><text:span text:style-name="T351">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51">(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51">. Това обаче затруднява </text:span><text:soft-page-break/><text:span text:style-name="T351">интерпретацията му, тъй като той не представлява директна мярка за разнообразието на системата (каквато е например видовото богатство). </text:span></text:p>
      <text:p text:style-name="P38"><text:span text:style-name="T298">П</text:span><text:span text:style-name="T283">аралелно </text:span><text:span text:style-name="T298">с </text:span><text:span text:style-name="T224">H’ </text:span><text:span text:style-name="T298">често </text:span><text:span text:style-name="T283">се използва и индексът на </text:span><text:span text:style-name="T220">Pielou</text:span><text:span text:style-name="T51"> </text:span><text:span text:style-name="T220">J</text:span><text:span text:style-name="T51">’ </text:span><text:span text:style-name="T283">за изравненост на съобществата, който описва доминирането и кодоминирането на видовете:</text:span><text:span text:style-name="T51"> </text:span></text:p>
      <text:p text:style-name="P30"><draw:frame draw:style-name="fr5" draw:name="Object2" text:anchor-type="as-char" svg:y="-0.386cm" svg:width="2.828cm" svg:height="0.506cm" draw:z-index="7"><draw:object xlink:href="./Object 1" xlink:type="simple" xlink:show="embed" xlink:actuate="onLoad"/><draw:image xlink:href="./ObjectReplacements/Object 1" xlink:type="simple" xlink:show="embed" xlink:actuate="onLoad"/><svg:desc>formula</svg:desc></draw:frame></text:p>
      <text:p text:style-name="P38"><text:span text:style-name="T52">където S e</text:span><text:span text:style-name="T51"> бро</text:span><text:span text:style-name="T52">ят</text:span><text:span text:style-name="T51"> видове в пробата, </text:span><text:span text:style-name="T52">а </text:span><text:span text:style-name="T51">Н’ – индекс</text:span><text:span text:style-name="T52">ът на </text:span><text:span text:style-name="T220">Shannon</text:span><text:span text:style-name="T51">. </text:span><text:span text:style-name="T220">J</text:span><text:span text:style-name="T51">’ варира от 0 (неравномерно съобщество, </text:span><text:span text:style-name="T282">в което </text:span><text:span text:style-name="T51">един или няколко вида силно доминират </text:span><text:span text:style-name="T282">по численост</text:span><text:span text:style-name="T51">) до 1 (напълно равномерно съобщество — нито един вид не доминира; видовете се срещат в равни пропорции). </text:span></text:p>
      <text:p text:style-name="P41"/>
      <text:p text:style-name="P5">Ефективно разнообразие (ефективен брой видове)</text:p>
      <text:p text:style-name="Thesis_5f_body"><text:span text:style-name="T352">Трудностите в интерпретацията на </text:span><text:span text:style-name="T235">H’</text:span><text:span text:style-name="T352"> могат да се избегнат чрез превръщането на индекса </text:span><text:span text:style-name="T325">в </text:span><text:span text:style-name="T330">ефективно разнообразие или </text:span><text:span text:style-name="T325">ефективен брой видове – </text:span><text:span text:style-name="T285">броят </text:span><text:span text:style-name="T289">еднакви по честота </text:span><text:span text:style-name="T285">видове, </text:span><text:span text:style-name="T289">които трябва да присъстват в едно теоретично</text:span><text:span text:style-name="T285"> съобщество, </text:span><text:span text:style-name="T289">за да има то</text:span><text:span text:style-name="T285"> същата стойност на индекса за биоразнообразие като изучаваното</text:span><text:span text:style-name="T28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8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84">. </text:span><text:span text:style-name="T285">Ефективният брой видове е познат също така като </text:span><text:span text:style-name="T287">едно от </text:span><text:span text:style-name="T285">числ</text:span><text:span text:style-name="T287">ата</text:span><text:span text:style-name="T285"> на </text:span><text:span text:style-name="T221">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21">(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25">. </text:span><text:span text:style-name="T322">Целта на тези числа е да свържат компонентите видово богатство и изравненост на съобществата. </text:span><text:span text:style-name="T326">Те също представляват ентропия (несигурност) и се и</text:span><text:span text:style-name="T322">зчисляват по формулата:</text:span></text:p>
      <text:p text:style-name="P24"><draw:frame draw:style-name="fr5" draw:name="Object6" text:anchor-type="as-char" svg:y="-0.527cm" svg:width="3.263cm" svg:height="0.956cm" draw:z-index="8"><draw:object xlink:href="./Object 6" xlink:type="simple" xlink:show="embed" xlink:actuate="onLoad"/><draw:image xlink:href="./ObjectReplacements/Object 6" xlink:type="simple" xlink:show="embed" xlink:actuate="onLoad"/><svg:desc>formula</svg:desc></draw:frame></text:p>
      <text:p text:style-name="P14">където:</text:p>
      <text:p text:style-name="P34"><text:span text:style-name="T218">p</text:span><text:span text:style-name="T12">i </text:span><text:span text:style-name="T18">= </text:span><text:span text:style-name="T25">пропорционална численост на вид </text:span><text:span text:style-name="T26">i</text:span><text:span text:style-name="T19"> </text:span><text:span text:style-name="T26">в пробата</text:span></text:p>
      <text:p text:style-name="P35"><text:span text:style-name="T23">q</text:span><text:span text:style-name="T18"> = </text:span><text:span text:style-name="T24">„порядък“ на индекса; </text:span><text:span text:style-name="T28">о</text:span><text:span text:style-name="T24">бозначава зависимостта на индекса </text:span><text:span text:style-name="T27">от</text:span><text:span text:style-name="T24"> редките видове</text:span><text:span text:style-name="T27">. </text:span></text:p>
      <text:p text:style-name="P55"/>
      <text:p text:style-name="Thesis_5f_body"><text:span text:style-name="T28">Параметърът </text:span><text:span text:style-name="T32">q</text:span><text:span text:style-name="T20"> </text:span><text:span text:style-name="T28">и честотата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0">В</text:span><text:span text:style-name="T31">сички стойности на </text:span><text:span text:style-name="T22">q</text:span><text:span text:style-name="T31"> </text:span><text:span text:style-name="T21">&lt; 1 </text:span><text:span text:style-name="T31">отдават по-голяма тежест на редките видове, а стойностите на </text:span><text:span text:style-name="T22">q</text:span><text:span text:style-name="T31"> </text:span><text:span text:style-name="T21">&gt; 1 </text:span><text:span text:style-name="T31">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1">(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1">.</text:span></text:p>
      <text:p text:style-name="P36"><text:soft-page-break/><text:span text:style-name="T29">В настоящето изследване е използвано е</text:span><text:span text:style-name="T28">фективното разнообразие от порядък 1, <text:s/></text:span><text:span text:style-name="T29">което </text:span><text:span text:style-name="T28">отговаря на експоненциала на индекса на </text:span><text:span text:style-name="T20">Shannon, </text:span><text:span text:style-name="T28">и </text:span><text:span text:style-name="T286">разглежда </text:span><text:span text:style-name="T293">редките и обичайните </text:span><text:span text:style-name="T294">видове </text:span><text:span text:style-name="T286">като </text:span><text:span text:style-name="T293">напълно </text:span><text:span text:style-name="T286">еквивалентни, </text:span><text:span text:style-name="T293">утежнени само от собствената си честота в </text:span><text:span text:style-name="T295">съобществото</text:span><text:span text:style-name="T286">. </text:span><text:span text:style-name="T296">Това свойство обуславя и централната роля, която индексът </text:span><text:span text:style-name="T223">H’ </text:span><text:span text:style-name="T296">играе в биологичните изследвания. </text:span></text:p>
      <text:p text:style-name="P37"><text:span text:style-name="T297">Ефективното разнообразие е лесно за интерпретация, тъй като </text:span><text:span text:style-name="T292">варира линейно и пропорционално при промяна в разнообразието на съобществат</text:span><text:span text:style-name="T297">а </text:span><text:span text:style-name="T305">и позволява директно сравнение на две съобщества</text:span><text:span text:style-name="T297">. Също така, к</text:span><text:span text:style-name="T290">огато в изучаваното съобщество има силно доминиране на един или няколко вида над останалите, ефективният брой видове за </text:span><text:span text:style-name="T222">H’ </text:span><text:span text:style-name="T290">ще е по-малък от действителния брой видове (видовото богатство) на съобществото; </text:span><text:span text:style-name="T291">колкото по-голяма е разликата, толкова по-силно е доминирането. </text:span></text:p>
      <text:p text:style-name="P15"/>
      <text:p text:style-name="P15">Таксономични индекси</text:p>
      <text:p text:style-name="P39"><text:span text:style-name="T28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299">Ако две съобщества имат еднакъв брой видове и идентично разпределение на численостите </text:span><text:span text:style-name="T301">им</text:span><text:span text:style-name="T299">, но се различават по </text:span><text:span text:style-name="T306">набора</text:span><text:span text:style-name="T29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302">Изчисляването </text:span><text:span text:style-name="T299">на таксономични индекси е възможно, когато таксономичната резолюция на данните е достатъчно висока. </text:span></text:p>
      <text:p text:style-name="Thesis_5f_body"><text:span text:style-name="T303">В настоящето изследване </text:span><text:span text:style-name="T304">са</text:span><text:span text:style-name="T303"> приложен</text:span><text:span text:style-name="T304">и</text:span><text:span text:style-name="T303"> </text:span><text:span text:style-name="T300">индекс</text:span><text:span text:style-name="T304">и</text:span><text:span text:style-name="T300">т</text:span><text:span text:style-name="T304">е</text:span><text:span text:style-name="T300"> за таксономична разлика на </text:span><text:span text:style-name="T225">Warwick </text:span><text:span text:style-name="T300">и </text:span><text:span text:style-name="T225">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225">(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51">: </text:span><text:span text:style-name="T303">таксономично разнообразие (</text:span><text:span text:style-name="T353">Δ</text:span><text:span text:style-name="T303">) и таксономична разлика (</text:span><text:span text:style-name="T353">Δ</text:span><text:span text:style-name="T355">*</text:span><text:span text:style-name="T303">). </text:span></text:p>
      <text:p text:style-name="Thesis_5f_body"><text:span text:style-name="T303">Т</text:span><text:span text:style-name="T304">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307">Когато разпределението на видовете между надвидовите таксони е по-равномерно, стойността на индекса е по-висока. </text:span><text:span text:style-name="T304">Разстоянието може да се изрази като дължината на „клоните“ на филогенетичното дърво, свързващи тези организми. </text:span><text:span text:style-name="T310">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 възможност, която </text:span><text:soft-page-break/><text:span text:style-name="T310">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320">при изкачване в таксономичната йерархия</text:span><text:span text:style-name="T310">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310">(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311">.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6">Таксономичната разлика представлява средната дължина на „клоните“, свързващи два произволно избрани, но таксономично различни организми; така това е мярка изключително на таксономичната свързаност на видовете в съобществото. </text:p>
      <text:p text:style-name="P58"><text:span text:style-name="T307">Ако</text:span><text:span text:style-name="T304"> </text:span><text:span text:style-name="T307">количествените </text:span><text:span text:style-name="T304">данни се </text:span><text:span text:style-name="T308">превърнат в</text:span><text:span text:style-name="T304"> присъствие/отсъствие, двата предишни индекса се свеждат до един и същ индекс - </text:span><text:span text:style-name="T353">Δ</text:span><text:span text:style-name="T3">+</text:span><text:span text:style-name="T303"> , </text:span><text:span text:style-name="T304">който може да се разглежда като средната таксономична разлика между които и да е два произволни вида </text:span><text:span text:style-name="T309">в съобществото, </text:span><text:span text:style-name="T310">и чието стандартно отклонение може да бъде изчислено</text:span><text:span text:style-name="T304">. </text:span><text:span text:style-name="T312">Така този индекс по същество представлява мярка за таксономичния обхват на пробата.</text:span></text:p>
      <text:p text:style-name="P59"><text:span text:style-name="T310">На базата на </text:span><text:span text:style-name="T353">Δ</text:span><text:span text:style-name="T3">+ <text:s/></text:span><text:span text:style-name="T33">м</text:span><text:span text:style-name="T310">оже също така да се изчисли индексът на вариация на таксономичната разлика </text:span><text:span text:style-name="T354">Λ</text:span><text:span text:style-name="T4">+</text:span><text:span text:style-name="T356">, </text:span><text:span text:style-name="T357">който изразява неравномерността в таксономичната структура. </text:span></text:p>
      <text:p text:style-name="Thesis_5f_body"><text:span text:style-name="T357">За да се тества разликата </text:span><text:span text:style-name="T358">между</text:span><text:span text:style-name="T357"> </text:span><text:span text:style-name="T358">таксономичното разнообразие на </text:span><text:span text:style-name="T357">изучаваните съобщества </text:span><text:span text:style-name="T358">и</text:span><text:span text:style-name="T357"> „очакван</text:span><text:span text:style-name="T358">о</text:span><text:span text:style-name="T357">т</text:span><text:span text:style-name="T358">о</text:span><text:span text:style-name="T357">“ </text:span><text:span text:style-name="T358">разнообразие в района на изследване </text:span><text:span text:style-name="T357">е възможно да се построят вероятностни „фунии“ </text:span><text:span text:style-name="T360">(95 % доверителен интервал на индексите) </text:span><text:span text:style-name="T357">на базата на максимално пълен видов списък на фауната на </text:span><text:span text:style-name="T358">този </text:span><text:span text:style-name="T357">район. Видовете, намерени в проба </text:span><text:span text:style-name="T360">от дадено място в района на изследване</text:span><text:span text:style-name="T357">, се считат за </text:span><text:span text:style-name="T360">случайна извадка</text:span><text:span text:style-name="T358"> от този набор видове. Докато </text:span><text:span text:style-name="T360">едно </text:span><text:span text:style-name="T358">такова сравнение е невъзможно за видовото богатство </text:span><text:span text:style-name="T360">в пробата</text:span><text:span text:style-name="T358">, което винаги ще е по-малко от </text:span><text:span text:style-name="T359">пълния набор видове, средната таксономична разлика </text:span><text:span text:style-name="T353">Δ</text:span><text:span text:style-name="T3">+ </text:span><text:span text:style-name="T35">се очаква да е еднаква както за извадката (изучаваното съобщество), така и за пълния видов списък за района. Така последната се разглежда като „очакваната“ стойност на </text:span><text:span text:style-name="T38">Δ</text:span><text:span text:style-name="T3">+</text:span><text:span text:style-name="T34">, </text:span><text:span text:style-name="T35">а едно потенциално намаляване на стойността </text:span><text:span text:style-name="T36">на </text:span><text:span text:style-name="T38">Δ</text:span><text:span text:style-name="T3">+ </text:span><text:span text:style-name="T35">на дадено място по време на изследването би могл</text:span><text:span text:style-name="T36">о</text:span><text:span text:style-name="T35"> да се дълж</text:span><text:span text:style-name="T36">и</text:span><text:span text:style-name="T35"> на намаляване на биоразнообразието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5">(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5">. </text:span></text:p>
      <text:p text:style-name="P63"><text:span text:style-name="T35">В </text:span><text:span text:style-name="T37">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67">(Вълканов, 1957; Вълканов and Маринов, </text:span><text:soft-page-break/><text:span text:style-name="T367">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57">, </text:span><text:span text:style-name="T361">а също и </text:span><text:span text:style-name="T362">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62">(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57">, </text:span><text:span text:style-name="T363">T</text:span><text:span text:style-name="T366">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66">(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57">, </text:span><office:annotation office:name="__Annotation__6407_1416121077"><dc:creator>Unknown Author</dc:creator><dc:date>2016-08-05T13:51:24</dc:date><text:list text:style-name=""><text:list-item><text:p>Намери и добави! </text:p></text:list-item></text:list></office:annotation><text:span text:style-name="T364">доклад натура...</text:span><office:annotation-end office:name="__Annotation__6407_1416121077"/></text:p>
      <text:p text:style-name="P60"><text:span text:style-name="T373">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373">матрица, отговаряща на </text:span>таксономична йерархия, <text:span text:style-name="T373">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73">(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73">.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73">(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73">.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 </text:span></text:p>
      <text:p text:style-name="P61">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374">при многомерните анализи</text:span> <office:annotation office:name="__Fieldmark__3945_1543247252"><dc:creator>K </dc:creator><dc:date>2016-08-08T13:08:32</dc:date><text:list text:continue-numbering="true" text:style-name=""><text:list-item><text:p>в точка … някоя? </text:p></text:list-item></text:list></office:annotation>по-долу<office:annotation-end office:name="__Fieldmark__3945_1543247252"/>. </text:p>
      <text:p text:style-name="Thesis_5f_body"/>
      <text:p text:style-name="Thesis_5f_body"><text:span text:style-name="T269">Г</text:span><text:span text:style-name="T267">рафични методи за характеризиране на съобществата</text:span></text:p>
      <text:p text:style-name="P72">За допълнително характеризиране на биоразнообразието на зообентосните съобщества бяха приложени също така <text:span text:style-name="T392">г</text:span>рафични аналитични методи.</text:p>
      <text:p text:style-name="P71"><text:span text:style-name="T328">Графичните методи</text:span><text:span text:style-name="T44"> </text:span><text:span text:style-name="T329">могат </text:span><text:span text:style-name="T44">да се определят като междинни между едно- и многомерните методи. Главното </text:span><text:span text:style-name="T95">им</text:span><text:span text:style-name="T44">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95">отколкото при </text:span><text:span text:style-name="T44">индекси</text:span><text:span text:style-name="T95">те</text:span><text:span text:style-name="T44"> </text:span><text:span text:style-name="T95">з</text:span><text:span text:style-name="T44">а биоразнообразие. <text:s/></text:span></text:p>
      <text:p text:style-name="P71"><text:span text:style-name="T46">Един </text:span><text:span text:style-name="T44">от най-широко използваните </text:span><text:span text:style-name="T46">графични </text:span><text:span text:style-name="T44">методи за сравнение на биоразнообразието са </text:span><text:span text:style-name="T218">k</text:span><text:span text:style-name="T44">-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4">(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4">. </text:span><text:span text:style-name="T46">Те </text:span><text:span text:style-name="T44">се получават по следния начин: относителната численост на </text:span><text:span text:style-name="T82">всеки</text:span><text:span text:style-name="T44"> вид се представя като процент от общата численост в пробата, </text:span><text:span text:style-name="T82">след което всички видове се подреждат в низходящ ред и </text:span><text:soft-page-break/><text:span text:style-name="T82">получават </text:span><text:span text:style-name="T44">ранг </text:span><text:span text:style-name="T218">k: </text:span><text:span text:style-name="T44">най-многобройният вид </text:span><text:span text:style-name="T82">е с </text:span><text:span text:style-name="T44">ранг 1, следващият – ранг 2, и т. н. </text:span><text:span text:style-name="T82">На графиката п</text:span><text:span text:style-name="T44">о </text:span><text:span text:style-name="T82">оста </text:span><text:span text:style-name="T218">y</text:span><text:span text:style-name="T44"> се представя % кумулативна численост, </text:span><text:span text:style-name="T82">а </text:span><text:span text:style-name="T44">по </text:span><text:span text:style-name="T82">оста </text:span><text:span text:style-name="T218">x</text:span><text:span text:style-name="T44"> – ранг</text:span><text:span text:style-name="T83">а</text:span><text:span text:style-name="T44"> </text:span><text:span text:style-name="T82">на вида </text:span><text:span text:style-name="T44">в логаритмична скала. Получените криви дават представа за биоразнообразието: </text:span><text:span text:style-name="T48">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44">робите с по-високо разнообразие </text:span><text:span text:style-name="T48">и по-голяма изравненост </text:span><text:span text:style-name="T44">са разположени по-ниско от пробите с по-малко разнообразие </text:span><text:span text:style-name="T47">(</text:span><text:span text:style-name="T44"><text:sequence-ref text:reference-format="category-and-value" text:ref-name="refФиг.2">Фиг. 3</text:sequence-ref></text:span><text:span text:style-name="T47">)</text:span><text:span text:style-name="T44">.</text:span></text:p>
      <text:p text:style-name="Thesis_5f_body"><draw:frame draw:style-name="fr2" draw:name="Frame2" text:anchor-type="paragraph" svg:width="16.073cm" draw:z-index="1"><draw:text-box fo:min-height="9.366cm"><text:p text:style-name="P1">Фиг. <text:sequence text:ref-name="refФиг.2" text:name="Фиг." text:formula="ooow:Фиг.+1" style:num-format="1">3</text:sequence>. k-доминантни криви за зообентосни проби от морски интертидални пясъ<text:span text:style-name="T243">ц</text:span>и; всяка крива се базира на средните числености от 4 репликата. <text:span text:style-name="T242">Всяка крива отговаря на</text:span> определена комбинация от мрежа на ситото и площ на пробонабиране <text:span text:style-name="T241">(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241">).</text:span> </text:p></draw:text-box></draw:frame></text:p>
      <text:p text:style-name="P65"><text:span text:style-name="T218">ABC</text:span><text:span text:style-name="T44"> (</text:span><text:span text:style-name="T218">abundance</text:span><text:span text:style-name="T44">-</text:span><text:span text:style-name="T218">biomass</text:span><text:span text:style-name="T44"> </text:span><text:span text:style-name="T218">comparison</text:span><text:span text:style-name="T44">)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4">(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4"> </text:span><text:span text:style-name="T84">представляват р</text:span><text:span text:style-name="T44">азширение на този метод: на една графика се представят </text:span><text:span text:style-name="T218">k</text:span><text:span text:style-name="T44">-доминантните криви на биомасата и числеността, като взаимните им позиции показват ефекти</text:span><text:span text:style-name="T49">те</text:span><text:span text:style-name="T44"> </text:span><text:span text:style-name="T49">от</text:span><text:span text:style-name="T44"> евентуално замърсяване </text:span><text:span text:style-name="T50">(</text:span><text:span text:style-name="T50"><text:sequence-ref text:reference-format="category-and-value" text:ref-name="refФиг.3">Фиг. 4</text:sequence-ref></text:span><text:span text:style-name="T50">). При нормални условия (</text:span><text:span text:style-name="T50"><text:sequence-ref text:reference-format="category-and-value" text:ref-name="refФиг.3">Фиг. 4</text:sequence-ref></text:span><text:span text:style-name="T50">а) в съобществата доминират консервативни видове, с големи размери и </text:span><text:span text:style-name="T53">обикновено </text:span><text:span text:style-name="T50">малка численост – затова кривата на биомасата се намира над тази на числеността. При </text:span><text:span text:style-name="T54">средно въздействие</text:span><text:span text:style-name="T50"> (</text:span><text:span text:style-name="T50"><text:sequence-ref text:reference-format="category-and-value" text:ref-name="refФиг.3">Фиг. 4</text:sequence-ref></text:span><text:span text:style-name="T219">b</text:span><text:span text:style-name="T50">) опортюнистичните видове с малки размери, но </text:span><text:span text:style-name="T54">често развиващи се в</text:span><text:span text:style-name="T50"> голяма численост започват да</text:span><text:span text:style-name="T44"> изместват най-чувствителните видове – кривите на биомасата и числеността са близо разположени и/или се пресичат </text:span><text:span text:style-name="T86">един или няколко пъти</text:span><text:span text:style-name="T44">. Когато въздействие</text:span><text:span text:style-name="T85">то</text:span><text:span text:style-name="T44"> </text:span><text:span text:style-name="T87">е много силно</text:span><text:span text:style-name="T44">, в съобществата </text:span><text:span text:style-name="T85">започват да </text:span><text:soft-page-break/><text:span text:style-name="T44">доминират само един или няколко </text:span><text:span text:style-name="T87">от тези </text:span><text:span text:style-name="T44">малки </text:span><text:span text:style-name="T85">по размери </text:span><text:span text:style-name="T44">вид</text:span><text:span text:style-name="T85">ове-</text:span><text:span text:style-name="T87">опортюнисти</text:span><text:span text:style-name="T44"> (</text:span><text:span text:style-name="T44"><text:sequence-ref text:reference-format="category-and-value" text:ref-name="refФиг.3">Фиг. 4</text:sequence-ref></text:span><text:span text:style-name="T218">c</text:span><text:span text:style-name="T44">), </text:span><text:span text:style-name="T85">а</text:span><text:span text:style-name="T44"> кривата на числеността се намира над тази на биомасата </text:span><text:span text:style-name="T86">по цялата си дължина</text:span><text:span text:style-name="T44">. </text:span></text:p>
      <text:p text:style-name="Thesis_5f_body"><draw:frame draw:style-name="fr3" draw:name="Frame3" text:anchor-type="as-char" svg:width="15.498cm" draw:z-index="9"><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244">(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244">(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244">).</text:span></text:p></draw:text-box></draw:frame></text:p>
      <text:p text:style-name="P66"/>
      <text:p text:style-name="P67"><text:span text:style-name="T377">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77">(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77">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стойността й е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365">пресичат. </text:span></text:p>
      <text:p text:style-name="Thesis_5f_body">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379">изчислението на </text:span>тези криви <text:span text:style-name="T379">се </text:span><text:s/><text:span text:style-name="T379">пресмята </text:span>относителния дял от числеността и<text:span text:style-name="T380">ли</text:span> биомасата <text:span text:style-name="T379">на всеки вид от числеността или биомасата на следващите по ранг, като</text:span> <text:span text:style-name="T379">се изключва </text:span>п<text:span text:style-name="T379">редишния </text:span>вид <text:span text:style-name="T379">с по-висок ранг.</text:span> <text:span text:style-name="T379">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oft-page-break/>кривата на числеността е сравнително гладка. При замърсени или повлияни съобщества отново има смяна на позициите на кривите на числеността и биомасата; кривата на числеността също така е много по-неравномерна, <text:span text:style-name="T378">тъй като </text:span>негативното въздействие засяга всички видове в съобществото. <text:s text:c="3"/></text:p>
      <text:p text:style-name="P74"><text:span text:style-name="T393">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list text:continue-numbering="true" text:style-name=""><text:list-item><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text:list-item></text:list></office:annotation><text:span text:style-name="T393">таксономичното сходство видовете</text:span><office:annotation-end office:name="__Fieldmark__4479_1038233140"/><text:span text:style-name="T393">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93">(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93">. Тези профили представят „отпечатък“ на структурата на съобществата. В основата им са същите уравнения за обща ентропия като числата на Hill. Принципът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итуация. <text:s text:c="2"/></text:span></text:p>
      <text:p text:style-name="P78">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 <text:s text:c="14"/></text:p>
      <text:p text:style-name="Thesis_5f_body"/>
      <text:p text:style-name="P3"><text:span text:style-name="T245">М</text:span>ногомерни <text:span text:style-name="T247">статистически </text:span>методи </text:p>
      <text:p text:style-name="P75"><text:soft-page-break/><text:span text:style-name="T98">Бяха приложени методи на многомерната статистика, за да </text:span><text:span text:style-name="T99">се анализира задълбочено сходството между макрозообентосните съобщества на изследваните станции, както и </text:span><text:span text:style-name="T44">на </text:span><text:span text:style-name="T99">всяка</text:span><text:span text:style-name="T44"> станция </text:span><text:span text:style-name="T99">във</text:span><text:span text:style-name="T68"> </text:span><text:span text:style-name="T44">време</text:span><text:span text:style-name="T99">то</text:span><text:span text:style-name="T44">. Многомерните методи се използват рутинно за анализ на бентосните съобщества </text:span><text:span text:style-name="T96">в съвременните изследвания</text:span><text:span text:style-name="T44">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4">(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4"> благодарение на разработката на </text:span><text:span text:style-name="T99">достатъчно </text:span><text:span text:style-name="T97">бързи компютри и </text:span><text:span text:style-name="T44">лесен за употреба статистически софтуер, </text:span><text:span text:style-name="T97">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4">. </text:span><text:span text:style-name="T98">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8">(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8">.</text:span><text:span text:style-name="T44"> <text:s/></text:span></text:p>
      <text:p text:style-name="Thesis_5f_body"><text:span text:style-name="T99">М</text:span><text:span text:style-name="T44">ногомерните методи взимат предвид идентичността на видовете и </text:span><text:span text:style-name="T99">с</text:span><text:span text:style-name="T44">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4">(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4">. Те обаче </text:span><text:span text:style-name="T100">са </text:span><text:span text:style-name="T44">по-сложни са от другите методи, тъй като изискват значителна предварителна обработка на данните. </text:span><text:span text:style-name="T100">Най-често суровите данни се </text:span><text:span text:style-name="T44">трансфор</text:span><text:span text:style-name="T100">мират</text:span><text:span text:style-name="T44">, </text:span><text:span text:style-name="T100">за да </text:span><text:span text:style-name="T101">се намали приносът на доминиращите видове и да се увеличи този на редките </text:span><text:span text:style-name="T102">видове</text:span><text:span text:style-name="T44">. </text:span><text:span text:style-name="T102">От м</text:span><text:span text:style-name="T44">атрицата </text:span><text:span text:style-name="T100">със зообентосни</text:span><text:span text:style-name="T44"> данни също понякога </text:span><text:span text:style-name="T100">се </text:span><text:span text:style-name="T44">премахва</text:span><text:span text:style-name="T100">т</text:span><text:span text:style-name="T44"> на</text:span><text:span text:style-name="T100">й-</text:span><text:span text:style-name="T44">редките видове </text:span><text:span text:style-name="T100">(например т.нар. singletons — видове, срещащи се само в една проба от целия набор данни, които рядко допринасят значителна информация)</text:span><text:span text:style-name="T44">; или пък </text:span><text:span text:style-name="T100">се </text:span><text:span text:style-name="T44">превръща </text:span><text:span text:style-name="T100">от</text:span><text:span text:style-name="T44"> числени данни в матрица на присъствие и отсъствие на видовете. </text:span></text:p>
      <text:p text:style-name="P77"><text:span text:style-name="T103">Върху макрозообентосните данни от настоящата дисертация бяха приложени </text:span><text:span text:style-name="T44">два</text:span><text:span text:style-name="T103">та</text:span><text:span text:style-name="T44"> </text:span><text:span text:style-name="T103">основни </text:span><text:span text:style-name="T44">типа </text:span><text:span text:style-name="T103">многомерни анализи </text:span><text:span text:style-name="T44">– класификация и ординация (</text:span><text:span text:style-name="T44"><text:sequence-ref text:reference-format="category-and-value" text:ref-name="refФиг.4">Фиг. 5</text:sequence-ref></text:span><text:span text:style-name="T44">). </text:span><text:span text:style-name="T105">Д</text:span><text:span text:style-name="T44">анните </text:span><text:span text:style-name="T103">бяха </text:span><text:span text:style-name="T44">трансформира</text:span><text:span text:style-name="T103">ни чрез </text:span><text:span text:style-name="T105">взимане на </text:span><text:span text:style-name="T103">четвърт</text:span><text:span text:style-name="T105">и</text:span><text:span text:style-name="T104"> корен, </text:span><text:span text:style-name="T105">след което </text:span><text:span text:style-name="T103">беше</text:span><text:span text:style-name="T44"> определ</text:span><text:span text:style-name="T103">ено</text:span><text:span text:style-name="T44"> сходството</text:span><text:span text:style-name="T103">то</text:span><text:span text:style-name="T44"> </text:span><text:span text:style-name="T103">по</text:span><text:span text:style-name="T44"> </text:span><text:span text:style-name="T218">Bray</text:span><text:span text:style-name="T44">-</text:span><text:span text:style-name="T218">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218">(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4"> между всички проби две по две. </text:span><text:span text:style-name="T103">Това е н</text:span><text:span text:style-name="T44">ай-често използваният </text:span><text:span text:style-name="T103">в екологични изследвания </text:span><text:span text:style-name="T44">коефициент за прилика; изчислява </text:span><text:span text:style-name="T103">се </text:span><text:span text:style-name="T44">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05">затова и е необходима предварителната трансформация на данните</text:span><text:span text:style-name="T44">.</text:span></text:p>
      <text:p text:style-name="Thesis_5f_body"><draw:frame draw:style-name="fr1" draw:name="Frame4" text:anchor-type="paragraph" svg:width="16.002cm" draw:z-index="0"><draw:text-box fo:min-height="7.01cm"><text:p text:style-name="P2">Фиг. <text:sequence text:ref-name="refФиг.4" text:name="Фиг." text:formula="ooow:Фиг.+1" style:num-format="1">5</text:sequence>. Етапи на многомерния анализ <text:span text:style-name="T246">(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246">(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246">).</text:span></text:p></draw:text-box></draw:frame><text:soft-page-break/> </text:p>
      <text:p text:style-name="P77"><text:span text:style-name="T44">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218">hierarchical</text:span><text:span text:style-name="T44"> </text:span><text:span text:style-name="T218">agglomerative</text:span><text:span text:style-name="T44"> </text:span><text:span text:style-name="T218">clustering</text:span><text:span text:style-name="T44">),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218">Bray</text:span><text:span text:style-name="T44">-</text:span><text:span text:style-name="T218">Curtis</text:span><text:span text:style-name="T44"> като мярка за сходство. Крайният резултат се представя като една обща дендрограма. </text:span></text:p>
      <text:p text:style-name="P77"><text:span text:style-name="T44">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4">(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4">: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79"><text:span text:style-name="T44">Целта на ординацията е да представи станциите в пространство с </text:span><text:span text:style-name="T218">n</text:span><text:span text:style-name="T44">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text:span><text:soft-page-break/><text:span text:style-name="T44">променливи). Изборът на метод зависи от лични предпочитания, наличието на подходящи програми за изчисление и др. </text:span></text:p>
      <text:p text:style-name="P80"/>
      <text:p text:style-name="P76"><text:span text:style-name="T119">Беше </text:span><text:span text:style-name="T147">направена</text:span><text:span text:style-name="T119"> </text:span><text:span text:style-name="T125">не</text:span><text:span text:style-name="T147">метрична многомерна ординация (non-metric multidimensional scaling, </text:span><text:span text:style-name="T106">n</text:span><text:span text:style-name="T218">MDS</text:span><text:span text:style-name="T236">)</text:span><text:span text:style-name="T44"> </text:span><text:span text:style-name="T119">на </text:span><text:span text:style-name="T147">базата на </text:span><text:span text:style-name="T119">макрозообентосните данни. Този анализ </text:span><text:span text:style-name="T44">съставя „карта” на станциите/пробите, на която две проби </text:span><text:span text:style-name="T107">са толкова </text:span><text:span text:style-name="T44">по-близо </text:span><text:span text:style-name="T77">една до друга, </text:span><text:span text:style-name="T107">колкото по-сходна е структурата на съобществата им</text:span><text:span text:style-name="T44">.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87"><text:span text:style-name="T148">З</text:span><text:span text:style-name="T44">а </text:span><text:span text:style-name="T148">да се установи </text:span><text:span text:style-name="T44">връзката на </text:span><text:span text:style-name="T120">наблюдаваното разпределение на пробите/станциите </text:span><text:span text:style-name="T148">(промените в </text:span><text:span text:style-name="T44">структурата на </text:span><text:span text:style-name="T148">макрозообентосните </text:span><text:span text:style-name="T44">съобщества</text:span><text:span text:style-name="T148">)</text:span><text:span text:style-name="T44"> с </text:span><text:span text:style-name="T151">параметрите</text:span><text:span text:style-name="T44"> на околната среда, които </text:span><text:span text:style-name="T148">биха </text:span><text:span text:style-name="T44">мог</text:span><text:span text:style-name="T148">ли</text:span><text:span text:style-name="T44"> да </text:span><text:span text:style-name="T148">го </text:span><text:span text:style-name="T44">обяснят</text:span><text:span text:style-name="T120">,</text:span><text:span text:style-name="T44"> </text:span><text:span text:style-name="T67">беше използвана функцията envfit от пакета vegan към R</text:span><text:span text:style-name="T50">.</text:span><text:span text:style-name="T44"> </text:span><text:span text:style-name="T129">Тази функция налага върху ординацията вектори</text:span><text:span text:style-name="T130">, </text:span><text:span text:style-name="T131">чиято посока показва посоката на увеличаване на градиента и чиято дължина е пропорционална на корелацията </text:span><text:span text:style-name="T132">между променливата и ординацията. </text:span><text:span text:style-name="T150">Ако става въпрос за качествена променлива </text:span><text:span text:style-name="T151">функцията изчислява </text:span><text:span text:style-name="T110">средната стойност на </text:span><text:span text:style-name="T111">ординационните координати за всяко ниво на променливата</text:span><text:span text:style-name="T152">.</text:span><text:span text:style-name="T151"> </text:span><text:span text:style-name="T133">Тъй като осите на nMDS ординацията </text:span><text:span text:style-name="T134">са произволни, не може да се говори за директна корелация </text:span><text:span text:style-name="T149">на позициите на станциите </text:span><text:span text:style-name="T135">с векторите, както е например при PCA; </text:span><text:span text:style-name="T149">в случая проекцията на станциите върху </text:span><text:span text:style-name="T150">всеки </text:span><text:span text:style-name="T149">вектор </text:span><text:span text:style-name="T150">е максимално корелирана със съответния </text:span><text:span text:style-name="T152">параметър</text:span><text:span text:style-name="T150"> на средата</text:span><text:span text:style-name="T135">.</text:span><text:span text:style-name="T151"> </text:span></text:p>
      <text:p text:style-name="P86"><text:span text:style-name="T151">„Значимостта“ на напаснатите вектори или фактори се </text:span><text:span text:style-name="T152">определя чрез пермутации</text:span><text:span text:style-name="T151"> </text:span><text:span text:style-name="T152">на параметрите на средата; </text:span><text:span text:style-name="T153">степента й се определя от квадратен коефициент на корелация (r</text:span><text:span text:style-name="T7">2</text:span><text:span text:style-name="T153">)</text:span><text:span text:style-name="T152">. </text:span></text:p>
      <text:p text:style-name="P88"><text:span text:style-name="T154">Тъй като </text:span><text:span text:style-name="T139">ординация</text:span><text:span text:style-name="T154">та е</text:span><text:span text:style-name="T139"> </text:span><text:span text:style-name="T109">неограничена</text:span><text:span text:style-name="T139"> (unconstrained</text:span><text:span text:style-name="T154">)</text:span><text:span text:style-name="T139"> </text:span><text:span text:style-name="T136">няма причина да се предполага, че </text:span><text:span text:style-name="T154">параметрите на средата</text:span><text:span text:style-name="T136"> варират линейно </text:span><text:span text:style-name="T139">на </text:span><text:span text:style-name="T146">ординационната </text:span><text:span text:style-name="T139">графика, </text:span><text:span text:style-name="T137">т. е. </text:span><text:span text:style-name="T138">векторът най-често не дава най-добрата представа за реалния градиент</text:span><text:span text:style-name="T134">. </text:span><text:span text:style-name="T140">Затова беше приложена друга процедура — ordisurf, която напасва повърхности, изчисл</text:span><text:span text:style-name="T146">ени</text:span><text:span text:style-name="T140"> чрез генерализиран адитивен модел (generalized additive model, GAM), </text:span><text:span text:style-name="T146">които </text:span><text:span text:style-name="T140">отговаря</text:span><text:span text:style-name="T146">т</text:span><text:span text:style-name="T140"> на промяната на всеки фактор. </text:span><text:span text:style-name="T144">Целта е максимално добре да се представи </text:span><text:span text:style-name="T143">вариацията в стойностите на фактора на средата на станциите на изследване</text:span><text:span text:style-name="T142"> </text:span><text:span text:style-name="T146">спрямо</text:span><text:span text:style-name="T142"> промените във видовия състав, </text:span><text:span text:style-name="T147">наблюдавани на</text:span><text:span text:style-name="T142"> </text:span><text:span text:style-name="T145">о</text:span><text:span text:style-name="T142">рдинацията</text:span><text:span text:style-name="T141">. </text:span><text:span text:style-name="T140">На ординационната графика тази повърхност се </text:span><text:soft-page-break/><text:span text:style-name="T145">представя чрез изолинии. </text:span><text:span text:style-name="T155">Ordisurf повърхности бяха изчислени само за параметрите на средата, определени като значими от envfit, тъй като те обясняват най-добре наблюдаваните промени в структурата на съобществата. <text:s text:c="2"/></text:span><text:span text:style-name="T140"><text:s/></text:span></text:p>
      <text:p text:style-name="P94"><text:span text:style-name="T168">Следващата логична стъпка в анализа на структурата на съобществата е определянето на видовете, които </text:span><text:span text:style-name="T44">допринасят най-много за </text:span><text:span text:style-name="T168">наблюдаваното </text:span><text:span text:style-name="T44">разделяне на станциите. </text:span><text:span text:style-name="T168">Най-често се прилага ANOSIM (Analysis of Similarities) анализ, за да се провери статистическата значимост на наблюдаваното групиране на станциите или пробите; най-силно допринасящите видове</text:span><text:span text:style-name="T44"> се определят чрез </text:span>SIMPER<text:span text:style-name="T44"> анализ (</text:span>similarity<text:span text:style-name="T44"> </text:span>percentages<text:span text:style-name="T44">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4">(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4">). </text:span><text:span text:style-name="T168">Тези анализи обаче се базират на </text:span><office:annotation office:name="__Fieldmark__7095_614782620"><dc:creator>K </dc:creator><dc:date>2016-08-15T13:40:55</dc:date><text:list text:continue-numbering="true" text:style-name=""><text:list-item><text:p>nMDS също е distance-based — защо е запазен в анализите, а другите не са?? - може би защото <text:s/></text:p></text:list-item></text:list></office:annotation><text:span text:style-name="T168">матрицата от разстояния</text:span><office:annotation-end office:name="__Fieldmark__7095_614782620"/><text:span text:style-name="T168">, изчислена по-рано, т. 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169">Обобщаването на многомерния масив данни (числености на видовете, записани за различните места) </text:span><text:span text:style-name="T170">улеснява изчисленията, но</text:span><text:span text:style-name="T169"> не </text:span><text:span text:style-name="T170">взима предвид едно от най-важните свойства на този тип данни — връзката между средните стойности </text:span><text:span text:style-name="T172">(локацията) </text:span><text:span text:style-name="T170">и </text:span><text:span text:style-name="T171">дисперсията</text:span><text:span text:style-name="T170"> на видовете. </text:span><text:span text:style-name="T177">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list text:continue-numbering="true" text:style-name=""><text:list-item><text:p>фиг. 1 - Warton et al 2012</text:p></text:list-item></text:list></office:annotation><text:span text:style-name="T177">….</text:span><office:annotation-end office:name="__Fieldmark__4219_614782620"/><text:span text:style-name="T177">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173">. </text:span></text:p>
      <text:p text:style-name="Thesis_5f_body"><text:span text:style-name="T173">Когато се тества </text:span><text:span text:style-name="T174">за </text:span><text:span text:style-name="T173">разлика между </text:span><text:span text:style-name="T174">групи от многомерни наблюдения, различаваме </text:span><text:span text:style-name="T175">два типа ефекти: на локацията (ефект върху средната численост на някои видове) и на дисперсията (ефект върху </text:span><office:annotation office:name="__Fieldmark__4034_614782620"><dc:creator>K </dc:creator><dc:date>2016-08-15T12:38:16</dc:date><text:list text:continue-numbering="true" text:style-name=""><text:list-item><text:p>variability??</text:p></text:list-item></text:list></office:annotation><text:span text:style-name="T176">променливостта</text:span><office:annotation-end office:name="__Fieldmark__4034_614782620"/><text:span text:style-name="T175">)</text:span><text:span text:style-name="T173">. </text:span><text:span text:style-name="T176">Връзката между тези две характеристики обаче </text:span><text:span text:style-name="T178">предполага, че промяна в средната стойност винаги ще води и до съответна промяна в дисперсията; затова по-скоро трябва да се говори за </text:span><text:span text:style-name="T179">ефекти на дисперсията, които не могат да бъдат обяснени от връзката средна-дисперсия на многомерните данни. </text:span><text:span text:style-name="T180">Повечето от методите, разработени за откриване на разлики между групи, </text:span><text:span text:style-name="T182">обаче </text:span><text:span text:style-name="T180">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180">(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180">, </text:span><text:span text:style-name="T181">което</text:span><text:span text:style-name="T180"> </text:span><text:span text:style-name="T181">може да доведе до погрешна интерпретация на резултатите от анализите </text:span><text:span text:style-name="T183">или да „маскира“ </text:span><text:span text:style-name="T184">тенденции в структурата на данните</text:span><text:span text:style-name="T181">. </text:span><text:span text:style-name="T185">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186">ANOSIM и PERMANOVA не </text:span><text:soft-page-break/><text:span text:style-name="T186">успяват да открият значима разлика между групите, освен ако тя не е при видове </text:span><text:span text:style-name="T187">със </text:span><text:span text:style-name="T186">с</text:span><text:span text:style-name="T187">равнително</text:span><text:span text:style-name="T186">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18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186">. </text:span></text:p>
      <text:p text:style-name="P95"><text:span text:style-name="T188">Едно възможно решение на тези проблеми е да се приложи тестов </text:span><text:span text:style-name="T189">метод</text:span><text:span text:style-name="T188">, ко</text:span><text:span text:style-name="T189">й</text:span><text:span text:style-name="T188">то е съобразен с тези характеристики на данните. </text:span><text:span text:style-name="T189">Такъв метод са</text:span><text:span text:style-name="T188"> </text:span><text:span text:style-name="T189">например </text:span><text:span text:style-name="T112">генерализираните линейни модели</text:span><text:span text:style-name="T189"> (generalized linear models, GLM) </text:span><text:span text:style-name="T190">и техните многомерни модификации</text:span><text:span text:style-name="T189">. </text:span><text:span text:style-name="T192">Например GLM, </text:span><text:span text:style-name="T193">комбиниран</text:span><text:span text:style-name="T192"> </text:span><text:span text:style-name="T193">със сходния </text:span><text:span text:style-name="T192">метод отрицателна биномиална регресия, </text:span><text:span text:style-name="T195">прави приложима</text:span><text:span text:style-name="T193"> </text:span><text:span text:style-name="T194">линейната регресия </text:span><text:span text:style-name="T195">и за случая, когато </text:span><text:span text:style-name="T196">формата на </text:span><text:span text:style-name="T195">mean-variance </text:span><text:span text:style-name="T196">функцията</text:span><text:span text:style-name="T195"> на данните </text:span><text:span text:style-name="T196">е</text:span><text:span text:style-name="T195"> </text:span><text:span text:style-name="T196">известна</text:span><text:span text:style-name="T195">. </text:span><text:span text:style-name="T197">Отрицателната биномиална регресия е </text:span><text:span text:style-name="T198">особено подходяща за данните от екологични изследвания (матрици от числености на голям брой видове), </text:span><text:span text:style-name="T199">защото функцията, описваща тяхната mean-variance връзка, е по-скоро квадратна, отколкото линейна</text:span><text:span text:style-name="T198">. </text:span></text:p>
      <text:p text:style-name="P96">Така проблемът за определянето на видовете, които най-силно допринасят за разликите между групите станции, се опростява значително: <text:span text:style-name="T408">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 <text:s text:c="3"/></text:span><text:s text:c="2"/></text:p>
      <text:p text:style-name="P97"/>
      <text:p text:style-name="P22"><text:span text:style-name="T198">М</text:span><text:span text:style-name="T44">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05">Основните въпроси, които най-често се задават, са: </text:span></text:p>
      <text:p text:style-name="P23"><text:span text:style-name="T205">- има ли промяна </text:span><text:span text:style-name="T206">в структурата на съобществата на макрозообентоса?</text:span></text:p>
      <text:p text:style-name="P53">- каква е промяната? </text:p>
      <text:p text:style-name="P53"><text:tab/>- има ли интеракция със станциите? </text:p>
      <text:p text:style-name="P53"><text:tab/>- при кои видове се наблюдава ефектът? </text:p>
      <text:p text:style-name="P53"><text:tab/>- как се променя числеността на тези видове?</text:p>
      <text:p text:style-name="P108"><text:span text:style-name="T113">М</text:span><text:span text:style-name="T117">оделни</text:span><text:span text:style-name="T114">я</text:span><text:span text:style-name="T117">т подход за анализа на </text:span><text:span text:style-name="T114">многомерни данни за численост, и особено генерализираните линейни модели </text:span><text:span text:style-name="T115">(generalized linear models, GLMs)</text:span><text:span text:style-name="T114">, </text:span><text:span text:style-name="T116">се счита за </text:span><text:span text:style-name="T200">най-подходящия метод за анализ </text:span><text:span text:style-name="T201">на </text:span><office:annotation office:name="__Fieldmark__10536_614782620"><dc:creator>K </dc:creator><dc:date>2016-08-15T15:53:27</dc:date><text:list text:continue-numbering="true" text:style-name=""><text:list-item><text:p>count data? </text:p></text:list-item></text:list></office:annotation><text:span text:style-name="T201">числови данни</text:span><office:annotation-end office:name="__Fieldmark__10536_614782620"/><text:span text:style-name="T202">, </text:span><text:span text:style-name="T203">тъй </text:span><text:span text:style-name="T202">като </text:span><text:span text:style-name="T203">при прилагането им трябва да се прецизира връзката на средния отговор с </text:span><text:span text:style-name="T204">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list text:continue-numbering="true" text:style-name=""><text:list-item><text:p>на бг?</text:p></text:list-item></text:list></office:annotation><text:span text:style-name="T204">mean-variance relationship</text:span><office:annotation-end office:name="__Fieldmark__10831_614782620"/><text:span text:style-name="T204">)</text:span><text:span text:style-name="T201">. </text:span><text:span text:style-name="T195"><text:s text:c="2"/></text:span><text:span text:style-name="T192"><text:s/></text:span><text:span text:style-name="T191"><text:s/></text:span></text:p>
      <text:p text:style-name="P109"><text:soft-page-break/><text:span text:style-name="T208">Най-разпространените, </text:span><text:span text:style-name="T44">„</text:span><text:span text:style-name="T208">к</text:span><text:span text:style-name="T44">ласически“ методи за анализ на многомерни данни като PERMANOVA, ANOSIM, CCA </text:span><text:span text:style-name="T207">са създадени, </text:span><text:span text:style-name="T208">за да откриват дали даден параметър има ефект върху съобществата, но не са предназначени да отгов</text:span><text:span text:style-name="T209">о</text:span><text:span text:style-name="T208">рят на въпроса какъв е този ефект. Т</text:span><text:span text:style-name="T209">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10">числени </text:span><text:span text:style-name="T209">данни едновременно, </text:span><text:span text:style-name="T210">те работят чрез първоначалното й редуциране</text:span><text:span text:style-name="T208"> </text:span><text:span text:style-name="T210">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11">но не могат да открият разлики при тези с малка дисперсия. Предварителната трансформация на изходните данни подобрява </text:span><text:span text:style-name="T212">статистическата мощност на класическите методи </text:span><text:span text:style-name="T211">до известна степен, </text:span><text:span text:style-name="T212">но не решава изцяло проблема.</text:span><text:span text:style-name="T210"> </text:span></text:p>
      <text:p text:style-name="P110"><text:span text:style-name="T210">Т</text:span><text:span text:style-name="T44">ова се случва </text:span><text:span text:style-name="T213">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15">С</text:span><text:span text:style-name="T213">ъщо така, </text:span><text:span text:style-name="T215">при тях се наблюдава</text:span><text:span text:style-name="T213"> много силна връзка между средната и дисперсията </text:span><text:span text:style-name="T214">(mean-variance relationship) </text:span><text:span text:style-name="T213">заради големия брой редки видове. </text:span><text:span text:style-name="T217">Поради тази причина,</text:span><text:span text:style-name="T215"> когато средната численост се увеличи, дисперсията също се увеличава, като често размахът й е много голям </text:span><text:span text:style-name="T216">(</text:span><text:span text:style-name="T118">ФИГ</text:span><text:span text:style-name="T216">)</text:span><text:span text:style-name="T213">. <text:s text:c="2"/></text:span></text:p>
      <text:p text:style-name="P54"><text:s/></text:p>
      <text:p text:style-name="P112"><text:span text:style-name="T409">Т</text:span>естването на многомерни хипотези в екологичните изследвания може да стане чрез прилагането на моделен подход. </text:p>
      <text:p text:style-name="P54"/>
      <text:p text:style-name="P64"><text:span text:style-name="T339">Ф</text:span><text:span text:style-name="T340">ункционално разнообразие </text:span><text:span text:style-name="T341">на съобществата</text:span></text:p>
      <text:p text:style-name="P64"><text:span text:style-name="T331">Загубата на биоразнообразие в резултат </text:span><text:span text:style-name="T334">на</text:span><text:span text:style-name="T331">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331">(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331">(</text:span><text:span text:style-name="T332">+ </text:span><text:span text:style-name="T369">РЕФ?</text:span><text:span text:style-name="T331">). </text:span><text:span text:style-name="T335">Основната цел на РДМС е да запази функционирането на морските и крайбрежни екосистеми </text:span><text:span text:style-name="T336">(екосистемен подход </text:span><text:span text:style-name="T337">към опазването на морската среда</text:span><text:span text:style-name="T336">)</text:span><text:span text:style-name="T335">; </text:span><text:span text:style-name="T334">п</text:span><text:span text:style-name="T335">оради тази причина, изучаването, описанието и оценката на функционалното разнообразие на съобществата са актуални проблеми. </text:span><text:span text:style-name="T331">Връзката между структурното биоразнообразие и функционирането на екосистемите е </text:span><text:span text:style-name="T334">сложна и е </text:span><text:span text:style-name="T331">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text:soft-page-break/>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333">, като </text:span><text:span text:style-name="T334">фокусът на повечето е върху т.нар. функционални черти на организмите</text:span><text:span text:style-name="T331">.</text:span><text:span text:style-name="T335"> </text:span><text:span text:style-name="T331"><text:s/></text:span></text:p>
      <text:p text:style-name="P19">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64"><text:span text:style-name="T318">Ф</text:span><text:span text:style-name="T313">ункционалният анализ </text:span><text:span text:style-name="T318">представлява</text:span><text:span text:style-name="T31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list text:continue-numbering="true" text:style-name=""><text:list-item><text:p>Други източници – защото говоря за много сайтове...</text:p></text:list-item></text:list></office:annotation><text:span text:style-name="T313">видове</text:span><office:annotation-end office:name="__Annotation__9836_1416121077"/><text:span text:style-name="T31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31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313">. </text:span><text:span text:style-name="T318">Най-ч</text:span><text:span text:style-name="T314">есто </text:span><text:span text:style-name="T318">разполагаме</text:span><text:span text:style-name="T314"> и </text:span><text:span text:style-name="T318">с </text:span><text:span text:style-name="T314">трета матрица с параметри на околната среда, </text:span><text:span text:style-name="T318">измерени</text:span><text:span text:style-name="T314"> </text:span><text:span text:style-name="T318">н</text:span><text:span text:style-name="T314">а изследваните </text:span><office:annotation office:name="__Annotation__8729_1416121077"><dc:creator>Unknown Author</dc:creator><dc:date>2016-08-05T16:24:15</dc:date><text:list text:continue-numbering="true" text:style-name=""><text:list-item><text:p>Схема...</text:p></text:list-item></text:list></office:annotation><text:span text:style-name="T314">места</text:span><office:annotation-end office:name="__Annotation__8729_1416121077"/><text:span text:style-name="T314">. Целта на анализа е да опише как численостите на видовете се променят между различните места - </text:span><text:span text:style-name="T318">от една страна </text:span><text:span text:style-name="T314">спрямо измерените там параметри на средата, </text:span><text:span text:style-name="T318">а от друга - </text:span><text:span text:style-name="T314">спрямо чертите на видовете. </text:span><text:span text:style-name="T31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314">Този проблем е известен като „четвърти ъгъл“ (</text:span><text:span text:style-name="T226">fourth corner problem, </text:span><text:span text:style-name="T227">Legendre et al.</text:span><text:span text:style-name="T226">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226">(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15">)</text:span><text:span text:style-name="T227">, </text:span><text:span text:style-name="T315">заради това, че </text:span><text:span text:style-name="T319">се </text:span><text:span text:style-name="T315">изхожда от три различни матрици, а се интересуваме от четвъртата – тази, която свързва параметрите на средата с функционалните черти на видовете. </text:span></text:p>
      <text:p text:style-name="P64"><text:span text:style-name="T315">Т</text:span><text:span text:style-name="T31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316">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16">(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16">. </text:span></text:p>
      <text:p text:style-name="P83"><text:span text:style-name="T375">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75">(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75">, допълнени с други литературни източници (</text:span><text:span text:style-name="T370">РЕФ</text:span><text:span text:style-name="T376">). </text:span></text:p>
      <text:p text:style-name="P83"/>
      <text:p text:style-name="P81"><office:annotation office:name="__Fieldmark__6013_826624822"><dc:creator>K </dc:creator><dc:date>2016-08-10T17:08:56</dc:date><text:list text:continue-numbering="true" text:style-name=""><text:list-item><text:p>къде? може би най-отпред на статистиките, за да са заедно анализите на зообентоса.. </text:p></text:list-item></text:list><text:p>+ envfit, ordisurf трябва да са след това! </text:p></office:annotation><text:span text:style-name="T122">Статистически а</text:span><text:span text:style-name="T121">нализи на параметрите на околната среда</text:span><text:span text:style-name="T44"> </text:span><office:annotation-end office:name="__Fieldmark__6013_826624822"/></text:p>
      <text:p text:style-name="P81"><text:soft-page-break/>В рамките на тази дисертация бяха събирани също данни за параметрите на околната среда на станциите на пробовзимане. </text:p>
      <text:p text:style-name="P81"><text:span text:style-name="T395">На всяка станция бяха измервани параметри на </text:span>водния стълб: <text:span text:style-name="T394">концентрации на биогенни елементи: нитрати (NO</text:span><text:span text:style-name="T15">3</text:span><text:span text:style-name="T5">-</text:span><text:span text:style-name="T394">), нитрити (NO</text:span><text:span text:style-name="T16">2</text:span><text:span text:style-name="T5">-</text:span><text:span text:style-name="T394">), амоний (NH</text:span><text:span text:style-name="T16">4</text:span><text:span text:style-name="T6">+</text:span><text:span text:style-name="T394">), общ азот, неорганичен азот, фосфати (PO</text:span><text:span text:style-name="T15">4</text:span><text:span text:style-name="T5">-3</text:span><text:span text:style-name="T394">), хлорофил-</text:span><text:span text:style-name="T270">а</text:span><text:span text:style-name="T394">,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72">реф – дисертация Митко</text:span><text:span text:style-name="T394">). Дългосрочни данни на повечето станции има за следните параметри: биогенни елементи, хлорофил-</text:span><text:span text:style-name="T270">а</text:span><text:span text:style-name="T394">, сестон и прозрачност на водата. Някои от станциите обаче са нови, посещавани само в рамките на настоящето изследване, и за тях наличните данни са по-малко. <text:s text:c="2"/></text:span></text:p>
      <text:p text:style-name="P85">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82"><text:span text:style-name="T396">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list text:continue-numbering="true" text:style-name=""><text:list-item><text:p>може би да се мине без това – излишно сложно в този случай? и освен това после и без това ги усреднявам, което противоречи на принципа... </text:p></text:list-item></text:list></office:annotation><text:span text:style-name="T396">imputation</text:span><office:annotation-end office:name="__Fieldmark__4387_826624822"/><text:span text:style-name="T396">). Тъй като </text:span><office:annotation office:name="__Fieldmark__3642_826624822"><dc:creator>K </dc:creator><dc:date>2016-08-10T12:49:16</dc:date><text:list text:continue-numbering="true" text:style-name=""><text:list-item><text:p>фигура...</text:p></text:list-item></text:list></office:annotation><text:span text:style-name="T396">липсващите стойности</text:span><office:annotation-end office:name="__Fieldmark__3642_826624822"/><text:span text:style-name="T396">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10">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10">(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10">. Тази процедура запълва липсващите данни, като замества </text:span><text:soft-page-break/><text:span text:style-name="T10">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 </text:span></text:p>
      <text:p text:style-name="P82"><text:span text:style-name="T11">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span><text:span text:style-name="T397"> <text:s text:c="2"/></text:span></text:p>
      <text:p text:style-name="P84"><text:span text:style-name="T123">В</text:span><text:span text:style-name="T108">ърху параметрите на околната среда на станциите на изследване </text:span><text:span text:style-name="T123">б</text:span><text:span text:style-name="T108">еше приложен </text:span><text:span text:style-name="T123">анализ на главните компоненти (Principal Component Analysis, </text:span><text:span text:style-name="T108">PCA</text:span><text:span text:style-name="T123">)</text:span><text:span text:style-name="T108"> </text:span><text:span text:style-name="T55">с цел </text:span><text:span text:style-name="T56">определяне на </text:span><text:span text:style-name="T57">факторите, които </text:span><text:span text:style-name="T61">най-добре обясняват разликите между станциите, а съответно </text:span><text:span text:style-name="T57">вероятно оказват </text:span><text:span text:style-name="T58">най-голямо влияние върху макрозообентосните съобщества и </text:span><text:span text:style-name="T60">е най-рационално</text:span><text:span text:style-name="T58"> да бъдат използвани в последващите анализи</text:span><text:span text:style-name="T56">. </text:span><text:span text:style-name="T62">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63">т</text:span><text:span text:style-name="T62"> част от тези компоненти, които </text:span><text:span text:style-name="T63">най-</text:span><text:span text:style-name="T62">д</text:span><text:span text:style-name="T63">обре</text:span><text:span text:style-name="T62"> </text:span><text:span text:style-name="T63">могат да</text:span><text:span text:style-name="T62"> обясн</text:span><text:span text:style-name="T63">ят</text:span><text:span text:style-name="T62"> </text:span><text:span text:style-name="T63">наблюдаваното разпределение</text:span><text:span text:style-name="T62"> на зависимата променлива (станциите). </text:span><text:span text:style-name="T64">Обикновено се избират компонентите с най-гол</text:span><text:span text:style-name="T65">е</text:span><text:span text:style-name="T64">м</text:span><text:span text:style-name="T65">ите единични стойности</text:span><text:span text:style-name="T64">, тъй като се приема, че </text:span><text:span text:style-name="T65">пространството, определено от тях, обяснява по-голямата част от наблюдаваната вариация и следователно </text:span><text:span text:style-name="T66">успява да представи повечето от характеристиките на набора данни</text:span><text:span text:style-name="T65">. </text:span></text:p>
      <text:p text:style-name="P84"><text:span text:style-name="T58">Параметрите на средата бяха </text:span><office:annotation office:name="__Fieldmark__6146_826624822"><dc:creator>K </dc:creator><dc:date>2016-08-10T17:11:51</dc:date><text:list text:continue-numbering="true" text:style-name=""><text:list-item><text:p>кое кое е? и така ли се казват? </text:p></text:list-item></text:list></office:annotation><text:span text:style-name="T58">нормализирани и стандартизирани</text:span><office:annotation-end office:name="__Fieldmark__6146_826624822"/><text:span text:style-name="T58"> преди факторния анализ чрез изваждане на средната стойност и разделяне на стандартното отклонение</text:span><text:span text:style-name="T59">, </text:span><text:soft-page-break/><text:span text:style-name="T59">тъй като се измерват в различни мерни единици (</text:span><text:span text:style-name="T371">РЕФ?</text:span><text:span text:style-name="T59">)</text:span><text:span text:style-name="T58">.</text:span><text:span text:style-name="T108"> </text:span><text:span text:style-name="T124">Беше проверена корелацията между различните параметри и от анализа бяха изключени най-силно корелираните (</text:span><text:span text:style-name="T128">Pearson's </text:span><text:span text:style-name="T124">r &gt; 0.</text:span><text:span text:style-name="T126">75</text:span><text:span text:style-name="T124">), тъй като това изкривява крайния резултат, придавайки изкуствено по-голяма тежест на първите няколко главни компоненти, </text:span><text:span text:style-name="T127">а реално не допринася за целта на анализа — редуцирането на измеренията</text:span><text:span text:style-name="T124">. <text:s/></text:span></text:p>
      <text:p text:style-name="P89"><text:span text:style-name="T124">Б</text:span><text:span text:style-name="T44">еше направен PCA на три </text:span><office:annotation office:name="__Fieldmark__5884_826624822"><dc:creator>K </dc:creator><dc:date>2016-08-10T17:05:49</dc:date><text:list text:continue-numbering="true" text:style-name=""><text:list-item><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text:list-item></text:list></office:annotation><text:span text:style-name="T44">отделни</text:span><office:annotation-end office:name="__Fieldmark__5884_826624822"/><text:span text:style-name="T44"> набора параметри: на водния стълб, на седиментите и на тежките метали в седиментите. <text:s/></text:span></text:p>
      <text:p text:style-name="P90"><text:span text:style-name="T44">Най-добре корелираните с осите на PC </text:span><text:span text:style-name="T156">п</text:span><text:span text:style-name="T44">араметри на средата бяха </text:span><text:span text:style-name="T156">използвани в последващите допълнителни анализи.</text:span></text:p>
      <text:p text:style-name="P90"/>
      <text:p text:style-name="P44"><text:span text:style-name="T406">Land Use Simplified Index (</text:span>LUSI<text:span text:style-name="T406">)</text:span></text:p>
      <text:p text:style-name="Thesis_5f_body"><text:span text:style-name="T159">С цел </text:span><text:span text:style-name="T166">да се оцени</text:span><text:span text:style-name="T159"> </text:span><text:span text:style-name="T166">количествено </text:span><text:span text:style-name="T159">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59">(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59">.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 </text:span></text:p>
      <text:p text:style-name="P46">Индексът LUSI <text:span text:style-name="T407">комбинира в една проста числова оценка натиските от различни типове въздейтвия върху едно водно тяло в крайбрежната зона. </text:span></text:p>
      <text:p text:style-name="P46"><text:span text:style-name="T407">LUSI може да </text:span>се базира <text:span text:style-name="T400">както </text:span>на <text:span text:style-name="T401">официални</text:span> количествени статистически данни за населението и икономиката, <text:span text:style-name="T400">така </text:span>и на сателитни снимки, <text:span text:style-name="T400">на</text:span> които може да се различи типа земеползване в даден район <text:span text:style-name="T398">и да се изчисли заеманата от него площ</text:span>. <text:span text:style-name="T405">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list text:continue-numbering="true" text:style-name=""><text:list-item><text:p>цитат??</text:p></text:list-item></text:list></office:annotation><text:span text:style-name="T405"> CORINE Land Cover (CLC) (2012)</text:span><office:annotation-end office:name="__Fieldmark__7692_1101223808"/><text:span text:style-name="T405">. </text:span></text:p>
      <text:p text:style-name="P48">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 <text:s text:c="2"/></text:p>
      <text:p text:style-name="P45"><text:soft-page-break/><text:span text:style-name="T399">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list text:continue-numbering="true" text:style-name=""><text:list-item><text:p>3?</text:p></text:list-item></text:list></office:annotation><text:span text:style-name="T399">1.5 km</text:span><office:annotation-end office:name="__Fieldmark__5117_1101223808"/><text:span text:style-name="T399"> към вътрешността на сушата. Всеки от тези натиски получава оценка от 0 до 3 в зависимост от заеманата от него площ в тази зона (</text:span><text:span text:style-name="T399"><text:sequence-ref text:reference-format="category-and-value" text:ref-name="refТаблица0">Таблица 1</text:sequence-ref></text:span><text:span text:style-name="T399">). <text:s/></text:span></text:p>
      <text:p text:style-name="Thesis_5f_caption">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103">Градове</text:p>
          </table:table-cell>
          <table:table-cell table:style-name="Table1.A1" office:value-type="string">
            <text:p text:style-name="P103">Земеделие (напоително)</text:p>
          </table:table-cell>
          <table:table-cell table:style-name="Table1.A1" office:value-type="string">
            <text:p text:style-name="P103">Индустри<text:span text:style-name="T403">я</text:span></text:p>
          </table:table-cell>
          <table:table-cell table:style-name="Table1.A1" office:value-type="string">
            <text:p text:style-name="P103">Реки (тип)</text:p>
          </table:table-cell>
          <table:table-cell table:style-name="Table1.E1" office:value-type="string">
            <text:p text:style-name="P103">Оценка</text:p>
          </table:table-cell>
        </table:table-row>
        <table:table-row>
          <table:table-cell table:style-name="Table1.A2" office:value-type="string">
            <text:p text:style-name="P99"/>
          </table:table-cell>
          <table:table-cell table:style-name="Table1.A2" office:value-type="string">
            <text:p text:style-name="P99"><text:s/><text:span text:style-name="T402">&lt; 10 %</text:span></text:p>
          </table:table-cell>
          <table:table-cell table:style-name="Table1.A2" office:value-type="string">
            <text:p text:style-name="P98">&lt; 10 %</text:p>
          </table:table-cell>
          <table:table-cell table:style-name="Table1.A2" office:value-type="string">
            <text:p text:style-name="P98">тип III</text:p>
          </table:table-cell>
          <table:table-cell table:style-name="Table1.E2" office:value-type="string">
            <text:p text:style-name="P98">0</text:p>
          </table:table-cell>
        </table:table-row>
        <table:table-row>
          <table:table-cell table:style-name="Table1.A2" office:value-type="string">
            <text:p text:style-name="P98">&lt; 33 %</text:p>
          </table:table-cell>
          <table:table-cell table:style-name="Table1.A2" office:value-type="string">
            <text:p text:style-name="P98">10 – 40 %</text:p>
          </table:table-cell>
          <table:table-cell table:style-name="Table1.A2" office:value-type="string">
            <text:p text:style-name="P98">&gt; 10 %</text:p>
          </table:table-cell>
          <table:table-cell table:style-name="Table1.A2" office:value-type="string">
            <text:p text:style-name="P98">тип II </text:p>
          </table:table-cell>
          <table:table-cell table:style-name="Table1.E2" office:value-type="string">
            <text:p text:style-name="P98">1</text:p>
          </table:table-cell>
        </table:table-row>
        <table:table-row>
          <table:table-cell table:style-name="Table1.A2" office:value-type="string">
            <text:p text:style-name="P98">33 – 66 %</text:p>
          </table:table-cell>
          <table:table-cell table:style-name="Table1.A2" office:value-type="string">
            <text:p text:style-name="P98">&gt; 40 % </text:p>
          </table:table-cell>
          <table:table-cell table:style-name="Table1.A2" office:value-type="string">
            <text:p text:style-name="P100"/>
          </table:table-cell>
          <table:table-cell table:style-name="Table1.A2" office:value-type="string">
            <text:p text:style-name="P98">тип I </text:p>
          </table:table-cell>
          <table:table-cell table:style-name="Table1.E2" office:value-type="string">
            <text:p text:style-name="P98">2</text:p>
          </table:table-cell>
        </table:table-row>
        <table:table-row>
          <table:table-cell table:style-name="Table1.A2" office:value-type="string">
            <text:p text:style-name="P98">&gt; 66 % </text:p>
          </table:table-cell>
          <table:table-cell table:style-name="Table1.A2" office:value-type="string">
            <text:p text:style-name="P99"/>
          </table:table-cell>
          <table:table-cell table:style-name="Table1.A2" office:value-type="string">
            <text:p text:style-name="P100"/>
          </table:table-cell>
          <table:table-cell table:style-name="Table1.A2" office:value-type="string">
            <text:p text:style-name="P98"/>
          </table:table-cell>
          <table:table-cell table:style-name="Table1.E2" office:value-type="string">
            <text:p text:style-name="P98">3</text:p>
          </table:table-cell>
        </table:table-row>
      </table:table>
      <text:p text:style-name="P49"><text:s/></text:p>
      <text:p text:style-name="P47">Оценките на типовете земеползване за всяко водно тяло се събират; сумата се коригира спрямо морфологията на бреговата линия <text:span text:style-name="T404">(</text:span><text:sequence-ref text:reference-format="category-and-value" text:ref-name="refТаблица1">Таблица 2</text:sequence-ref><text:span text:style-name="T404">)</text:span>. </text:p>
      <text:p text:style-name="Thesis_5f_caption">Таблица <text:sequence text:ref-name="refТаблица1" text:name="Таблица" text:formula="ooow:Таблица+1" style:num-format="1">2</text:sequence>. Корекци<text:span text:style-name="T404">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102">Брегова линия</text:p>
          </table:table-cell>
          <table:table-cell table:style-name="Table2.B1" office:value-type="string">
            <text:p text:style-name="P102">Корекция</text:p>
          </table:table-cell>
        </table:table-row>
        <table:table-row>
          <table:table-cell table:style-name="Table2.A2" office:value-type="string">
            <text:p text:style-name="P101">вдлъбната</text:p>
          </table:table-cell>
          <table:table-cell table:style-name="Table2.B2" office:value-type="string">
            <text:p text:style-name="P101">1.25</text:p>
          </table:table-cell>
        </table:table-row>
        <table:table-row>
          <table:table-cell table:style-name="Table2.A2" office:value-type="string">
            <text:p text:style-name="P101">права</text:p>
          </table:table-cell>
          <table:table-cell table:style-name="Table2.B2" office:value-type="string">
            <text:p text:style-name="P101">1</text:p>
          </table:table-cell>
        </table:table-row>
        <table:table-row>
          <table:table-cell table:style-name="Table2.A2" office:value-type="string">
            <text:p text:style-name="P101">изпъкнала</text:p>
          </table:table-cell>
          <table:table-cell table:style-name="Table2.B2" office:value-type="string">
            <text:p text:style-name="P101">0.75</text:p>
          </table:table-cell>
        </table:table-row>
      </table:table>
      <text:p text:style-name="P47"><text:s/></text:p>
      <text:p text:style-name="P92"><text:span text:style-name="T160">Тъй като </text:span><text:span text:style-name="T161">и други </text:span><text:span text:style-name="T162">фактори</text:span><text:span text:style-name="T161"> могат да оказват значително въздействие върху крайбрежните екосистеми, беше приложена </text:span><office:annotation office:name="__Fieldmark__6399_1101223808"><dc:creator>K </dc:creator><dc:date>2016-08-14T14:44:52</dc:date><text:list text:continue-numbering="true" text:style-name=""><text:list-item><text:p>Romero 2011 Valencia LUSI?</text:p></text:list-item></text:list></office:annotation><text:span text:style-name="T161">модификация</text:span><office:annotation-end office:name="__Fieldmark__6399_1101223808"/><text:span text:style-name="T161"> на LUSI, </text:span><text:span text:style-name="T162">при която се добавя оценка и за тях </text:span><text:span text:style-name="T165">(</text:span><text:span text:style-name="T162"><text:sequence-ref text:reference-format="category-and-value" text:ref-name="refТаблица2">Таблица 3</text:sequence-ref></text:span><text:span text:style-name="T165">)</text:span><text:span text:style-name="T162">.</text:span></text:p>
      <text:p text:style-name="Thesis_5f_caption">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 </text:p>
      <table:table table:name="Table3" table:style-name="Table3">
        <table:table-column table:style-name="Table3.A"/>
        <table:table-column table:style-name="Table3.B"/>
        <table:table-row>
          <table:table-cell table:style-name="Table3.A1" office:value-type="string">
            <text:p text:style-name="P106">Фактор</text:p>
          </table:table-cell>
          <table:table-cell table:style-name="Table3.B1" office:value-type="string">
            <text:p text:style-name="P106">Оценка</text:p>
          </table:table-cell>
        </table:table-row>
        <table:table-row>
          <table:table-cell table:style-name="Table3.A2" office:value-type="string">
            <text:p text:style-name="P62">реки, канали и влажни зони </text:p>
          </table:table-cell>
          <table:table-cell table:style-name="Table3.B2" office:value-type="string">
            <text:p text:style-name="P104">1</text:p>
          </table:table-cell>
        </table:table-row>
        <table:table-row>
          <table:table-cell table:style-name="Table3.A2" office:value-type="string">
            <text:p text:style-name="P104">пристанища</text:p>
          </table:table-cell>
          <table:table-cell table:style-name="Table3.B2" office:value-type="string">
            <text:p text:style-name="P104">1</text:p>
          </table:table-cell>
        </table:table-row>
        <table:table-row>
          <table:table-cell table:style-name="Table3.A2" office:value-type="string">
            <text:p text:style-name="P105">влияние от съседни водни тела</text:p>
          </table:table-cell>
          <table:table-cell table:style-name="Table3.B2" office:value-type="string">
            <text:p text:style-name="P104">1</text:p>
          </table:table-cell>
        </table:table-row>
      </table:table>
      <text:p text:style-name="P50"/>
      <text:p text:style-name="P93"><text:soft-page-break/><text:span text:style-name="T167">Така крайната формула за изчисляване на </text:span><text:span text:style-name="T163">LUSI </text:span><text:span text:style-name="T167">е</text:span><text:span text:style-name="T163">:</text:span></text:p>
      <text:p text:style-name="P51"/>
      <text:p text:style-name="P31"><text:span text:style-name="T164">LUSI = (оценка градове + оценка земеделие + оценка индустрия + оценка реки + оценки допълнителни въздействия) * корекция брегова линия</text:span><text:span text:style-name="T163"> </text:span><text:span text:style-name="T162"><text:s/></text:span></text:p>
      <text:p text:style-name="P52"><text:s/></text:p>
      <text:p text:style-name="P44"/>
      <text:p text:style-name="P44"/>
      <text:list xml:id="list170432826721522" text:continue-list="list170432440304517" text:style-name="Thesis_5f_numbering">
        <text:list-item>
          <text:list>
            <text:list-item>
              <text:list>
                <text:list-item>
                  <text:list>
                    <text:list-item>
                      <text:p text:style-name="Thesis_5f_Heading3"><text:span text:style-name="T383">Б</text:span><text:span text:style-name="T382">иотични индекси за оценка на </text:span><text:span text:style-name="T384">екологичното </text:span><text:span text:style-name="T382">състояние </text:span><text:span text:style-name="T384">на съобществата</text:span></text:p>
                    </text:list-item>
                  </text:list>
                </text:list-item>
              </text:list>
            </text:list-item>
          </text:list>
        </text:list-item>
      </text:list>
      <text:p text:style-name="P91">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385">и съответно могат да служат за първоначална индикация за влошаване на екологичното състояние на съобществата</text:span>. <text:span text:style-name="T385">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 </text:span></text:p>
      <text:p text:style-name="P68"><text:span text:style-name="T69">В рамките на настоящ</text:span><text:span text:style-name="T157">е</text:span><text:span text:style-name="T69">т</text:span><text:span text:style-name="T157">о</text:span><text:span text:style-name="T69"> </text:span><text:span text:style-name="T157">изследване</text:span><text:span text:style-name="T69"> са приложени няколко различни биотични индекси, </text:span><text:span text:style-name="T88">разработени за целите на директивите на ЕС, </text:span><text:span text:style-name="T89">чиято цел е да дадат числена оценка на състоянието на съобществата, както и на тенденциите в </text:span><text:span text:style-name="T157">евентуалнте промени на това състояние</text:span><text:span text:style-name="T89">. </text:span></text:p>
      <text:p text:style-name="P69"><text:span text:style-name="T89">Беше </text:span><text:span text:style-name="T69">провер</text:span><text:span text:style-name="T89">ена</text:span><text:span text:style-name="T69"> чувствителност</text:span><text:span text:style-name="T89">та на избраните индекси</text:span><text:span text:style-name="T69"> към промените в състава и структурата на зообентосните съобщества, изложени на антропогенно въздействие, в плитката крайбрежна зона </text:span><text:span text:style-name="T89">на българското Черно море</text:span><text:span text:style-name="T69">. </text:span><text:span text:style-name="T74">Сравнено</text:span><text:span text:style-name="T69"> </text:span><text:span text:style-name="T89">беше</text:span><text:span text:style-name="T69"> функционирането на методите от националния екологичен мониторинг </text:span><text:span text:style-name="T74">(H', AMBI и M-AMBI)</text:span><text:span text:style-name="T69">, както и това на индекс, разработен и прилаган в </text:span><text:span text:style-name="T90">източната част на </text:span><text:span text:style-name="T69">Средиземно море. </text:span></text:p>
      <text:p text:style-name="P69"><text:span text:style-name="T70">По-долу </text:span><text:span text:style-name="T75">накратко са </text:span><text:span text:style-name="T70">описани особеностите на </text:span><text:span text:style-name="T72">сравн</text:span><text:span text:style-name="T73">ява</text:span><text:span text:style-name="T72">ните</text:span><text:span text:style-name="T71"> </text:span><text:span text:style-name="T70">биотични индекси.</text:span></text:p>
      <text:p text:style-name="P42"/>
      <text:p text:style-name="P6">Индекс на Shannon-Wiener H'</text:p>
      <text:p text:style-name="P70"><text:span text:style-name="T338">Характеристиките на H' са описани подробно в т. </text:span><text:span text:style-name="T338"><text:bookmark-ref text:reference-format="number" text:ref-name="__RefHeading__13188_1543247252">1.1.3.1</text:bookmark-ref></text:span><text:span text:style-name="T338">. </text:span>H’ <text:span text:style-name="T390">е един от най-широко прилаганите в екологичния мониторинг индекси, който се използва и </text:span><text:span text:style-name="T280">като индикатор за </text:span><text:soft-page-break/><text:span text:style-name="T280">промяна в съобществата, подложени на антропогенен или естествен натиск. </text:span><text:span text:style-name="T338">Въпреки това, свойствата на този индекс, споменати по-горе, затрудняват употребата и интерпретацията му. </text:span><text:span text:style-name="T44">Редица изследвания показват, че H' не реагира монотонно на промени </text:span><text:span text:style-name="T91">в съобществата, подложени на въздействие </text:span><text:span text:style-name="T44">— стойностите му </text:span><text:span text:style-name="T280">имат тенденция да </text:span><text:span text:style-name="T44">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list text:style-name=""><text:list-item><text:p>още някакви статии... </text:p></text:list-item></text:list></office:annotation><text:span text:style-name="T44">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4">(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4">. </text:span></text:p>
      <text:p text:style-name="P70"><office:annotation office:name="__Fieldmark__13925_1543247252"><dc:creator>K </dc:creator><dc:date>2016-08-08T16:52:01</dc:date><text:list text:continue-numbering="true" text:style-name=""><text:list-item><text:p>може би не в м&amp;м...</text:p></text:list-item></text:list></office:annotation><text:span text:style-name="T93">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70"><text:span text:style-name="T92">При прилагането на този индекс е добре да се </text:span><text:span text:style-name="T94">имат предвид неговите особености, а най-добре е </text:span><text:span text:style-name="T158">винаги</text:span><text:span text:style-name="T94"> да се използва в комбинация с други индекси.</text:span><text:span text:style-name="T92"> </text:span><text:span text:style-name="T76"><text:s/></text:span><office:annotation-end office:name="__Fieldmark__13925_1543247252"/></text:p>
      <text:p text:style-name="P43"/>
      <text:p text:style-name="P4"><text:span text:style-name="T70">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70">(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Thesis_5f_body">Индексът AMBI се базира на класифицирането на <text:span text:style-name="T386">макро</text:span>зообентосните видове в 5 групи по чувствителност: </text:p>
      <text:list xml:id="list5548723904464992354" text:style-name="L29">
        <text:list-item>
          <text:p text:style-name="P107">група I – <text:span text:style-name="T260">силно чувствителни видове, присъстващи и доминиращи в съобществата при нормални и референтни условия.</text:span></text:p>
        </text:list-item>
        <text:list-item>
          <text:p text:style-name="P107">група II – <text:span text:style-name="T260">безразлични видове, които присъстват в съобществата винаги, но с малка численост.</text:span></text:p>
        </text:list-item>
        <text:list-item>
          <text:p text:style-name="P107">група III – <text:span text:style-name="T260">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07">група IV – <text:span text:style-name="T260">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list text:style-name=""><text:list-item><text:p>reduced sediments?</text:p></text:list-item></text:list></office:annotation><text:span text:style-name="T260"> редуцирани седименти</text:span><office:annotation-end office:name="__Fieldmark__3566_1101223808"/><text:span text:style-name="T260">.</text:span></text:p>
        </text:list-item>
        <text:list-item>
          <text:p text:style-name="P107">група V – <text:span text:style-name="T260">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73">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text:soft-page-break/>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Thesis_5f_body"><text:span text:style-name="T259">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59">(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59">.</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87">възникне при</text:span> класификацията на видовете в екологичните групи <text:span text:style-name="T388">по чувствителност</text:span>, която трябва да се съобрази с евентуални местни вариации в техните екологични особености и предпочитания. </text:p>
      <text:p text:style-name="P8"/>
      <text:p text:style-name="P3"><text:span text:style-name="T26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26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Thesis_5f_body"><text:span text:style-name="T389">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89">(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89">.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263">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P7"><text:span text:style-name="T271">M-AMBI </text:span><text:span text:style-name="T230">(multivariate AMBI)</text:span><text:span text:style-name="T271">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271">(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Thesis_5f_body">Индексът <text:span text:style-name="T262">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text:soft-page-break/></text:p>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346">от Европейския Съюз</text:span>. <text:span text:style-name="T265">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219_1824841680" field:type=""/><text:span text:style-name="T265">гранични стойности</text:span><field:fieldmark-end/><text:span text:style-name="T265"><office:annotation office:name="__Fieldmark__24304_119404090"><dc:creator>K </dc:creator><dc:date>2015-12-14T17:22:52</dc:date><text:p text:style-name="P115"><text:span text:style-name="T410">старите стойности – за сравнение с оценките на БД?</text:span></text:p></office:annotation></text:span><text:span text:style-name="T265">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264">на екологичните класове за качество (като EQR) </text:span>са посочени в <text:sequence-ref text:reference-format="category-and-value" text:ref-name="refТаблица3">Таблица 4</text:sequence-ref>. <text:s/></text:p>
      <text:p text:style-name="Thesis_5f_body"><draw:frame draw:style-name="fr4" draw:name="Frame8" text:anchor-type="as-char" svg:y="-2.611cm" svg:width="14.739cm" draw:z-index="5"><draw:text-box fo:min-height="5.329cm"><text:p text:style-name="Thesis_5f_caption"><draw:frame draw:style-name="fr6" draw:name="Object3" text:anchor-type="paragraph" svg:x="0cm" svg:y="1.953cm" svg:width="14.739cm" style:rel-width="100%" svg:height="3.679cm" style:rel-height="scale" draw:z-index="6"><draw:object xlink:href="./Object 3" xlink:type="simple" xlink:show="embed" xlink:actuate="onLoad"/><draw:image xlink:href="./ObjectReplacements/Object 3" xlink:type="simple" xlink:show="embed" xlink:actuate="onLoad"/></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266">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66">(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66">; </text:span><office:annotation office:name="__Fieldmark__14038_1543247252"><dc:creator>K </dc:creator><dc:date>2016-08-08T16:54:35</dc:date><text:list text:continue-numbering="true" text:style-name=""><text:list-item><text:p>без MEDOCC!</text:p></text:list-item></text:list></office:annotation><text:span text:style-name="T266">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66">(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66">;</text:span><office:annotation-end office:name="__Fieldmark__14038_1543247252"/><text:span text:style-name="T266">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266">(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Thesis_5f_body"/>
      <text:p text:style-name="Thesis_5f_body"/>
      <text:p text:style-name="Thesis_5f_body"><text:span text:style-name="T391">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91">(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91">. </text:span></text:p>
      <text:p text:style-name="P21">таблица нови стойности + защо в анализите старите – басейнова дирекция итн...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line-height="150%"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Normal_20__28_Web_29_" style:display-name="Normal (Web)" style:family="paragraph" style:parent-style-name="Standard">
      <style:paragraph-properties fo:margin-top="0.176cm" fo:margin-bottom="0.254cm" style:contextual-spacing="false" fo:line-height="120%" fo:hyphenation-ladder-count="no-limit"/>
      <style:text-properties style:font-name="Times New Roman5" fo:font-family="'Times New Roman'" style:font-family-generic="roman" style:font-pitch="variable" style:letter-kerning="true" style:font-name-asian="Times New Roman5" style:font-family-asian="'Times New Roman'" style:font-family-generic-asian="roman" style:font-pitch-asian="variable" style:font-name-complex="Times New Roman5" style:font-family-complex="'Times New Roman'" style:font-family-generic-complex="roman" style:font-pitch-complex="variable" style:language-complex="ar" style:country-complex="SA" fo:hyphenate="true" fo:hyphenation-remain-char-count="2" fo:hyphenation-push-char-count="2"/>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none"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text:style-name="Numbering_20_Symbols" style:num-prefix=" " style:num-suffix=" "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3DT8H35M17S</meta:editing-duration>
    <meta:editing-cycles>596</meta:editing-cycles>
    <meta:generator>LibreOffice/4.2.8.2$Linux_X86_64 LibreOffice_project/420m0$Build-2</meta:generator>
    <meta:initial-creator>K </meta:initial-creator>
    <dc:date>2016-08-16T17:04:31.388266499</dc:date>
    <dc:creator>K </dc:creator>
    <meta:document-statistic meta:table-count="3" meta:image-count="0" meta:object-count="4" meta:page-count="29" meta:paragraph-count="202" meta:word-count="8063" meta:character-count="55745" meta:non-whitespace-character-count="47715"/>
    <meta:user-defined meta:name="ZOTERO_PREF_1">&lt;data data-version="3" zotero-version="4.0.29.11"&gt;&lt;session id="GlEqxorD"/&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